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fo:padding="0.049cm" fo:border="0.018cm solid #000000" style:shadow="none" draw:ole-draw-aspect="1"/>
    </style:style>
    <style:style style:name="fr3" style:family="graphic" style:parent-style-name="Formula">
      <style:graphic-properties fo:margin-top="0.101cm" fo:margin-bottom="0.101cm" style:wrap="parallel" style:number-wrapped-paragraphs="no-limit" style:wrap-contour="false" style:vertical-pos="middle" style:vertical-rel="text" style:horizontal-pos="from-left" style:horizontal-rel="paragraph-content" fo:padding="0.049cm" fo:border="0.018cm solid #000000" style:shadow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near transform align</text:h>
      <text:p text:style-name="Standard">To images can be translated, rotated and « stretched » with respect to each other. By measuring translation vectors on multiple points in the image, the matrix of the transformation can be found.</text:p>
      <text:p text:style-name="Standard">The transformation is :</text:p>
      <text:p text:style-name="Standard"><draw:frame draw:style-name="fr1" draw:name="Objet1" text:anchor-type="as-char" svg:width="3.327cm" svg:height="1.18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The measure of offsets on the image gives a collection of « translations » :</text:p>
      <text:p text:style-name="Standard"><draw:frame draw:style-name="fr1" draw:name="Objet2" text:anchor-type="as-char" svg:width="2.041cm" svg:height="1.321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For each point, the difference between the transformation and the real offset is :</text:p>
      <text:p text:style-name="Standard"><draw:frame draw:style-name="fr1" draw:name="Objet3" text:anchor-type="as-char" svg:width="4.225cm" svg:height="1.185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To find the least square approximation, the quadratic sum of errors is :</text:p>
      <text:p text:style-name="Standard"><draw:frame draw:style-name="fr1" draw:name="Objet5" text:anchor-type="as-char" svg:width="5.9cm" svg:height="1.311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<draw:frame draw:style-name="fr1" draw:name="Objet4" text:anchor-type="as-char" svg:width="21.507cm" svg:height="1.326cm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/>
      <text:p text:style-name="P1">The derivative of the quadratic errors with respect to each transformation parameter is :</text:p>
      <text:p text:style-name="Standard"><draw:frame draw:style-name="fr1" draw:name="Objet6" text:anchor-type="as-char" svg:width="9.618cm" svg:height="6.824cm" draw:z-index="3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The derivative is equal to zero when the error is minimum :</text:p>
      <text:p text:style-name="Standard"><draw:frame draw:style-name="fr1" draw:name="Objet7" text:anchor-type="as-char" svg:width="8.772cm" svg:height="3.651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>The n index is useless in the followings equations :</text:p>
      <text:p text:style-name="Standard"><draw:frame draw:style-name="fr1" draw:name="Objet8" text:anchor-type="as-char" svg:width="3.903cm" svg:height="0.584cm" draw:z-index="7"><draw:object xlink:href="./Object 8" xlink:type="simple" xlink:show="embed" xlink:actuate="onLoad"/><draw:image xlink:href="./ObjectReplacements/Object 8" xlink:type="simple" xlink:show="embed" xlink:actuate="onLoad"/></draw:frame>:</text:p>
      <text:p text:style-name="Standard"><draw:frame draw:style-name="fr1" draw:name="Objet9" text:anchor-type="as-char" svg:width="20.384cm" svg:height="1.519cm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><draw:frame draw:style-name="fr1" draw:name="Objet10" text:anchor-type="as-char" svg:width="3.776cm" svg:height="0.579cm" draw:z-index="8"><draw:object xlink:href="./Object 10" xlink:type="simple" xlink:show="embed" xlink:actuate="onLoad"/><draw:image xlink:href="./ObjectReplacements/Object 10" xlink:type="simple" xlink:show="embed" xlink:actuate="onLoad"/></draw:frame>:</text:p>
      <text:p text:style-name="Standard"><text:soft-page-break/><draw:frame draw:style-name="fr1" draw:name="Objet11" text:anchor-type="as-char" svg:width="19.791cm" svg:height="1.249cm" draw:z-index="15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/>
      <text:p text:style-name="Standard">By combining the two previous equations :</text:p>
      <text:p text:style-name="Standard"><draw:frame draw:style-name="fr1" draw:name="Objet12" text:anchor-type="as-char" svg:width="19.491cm" svg:height="1.448cm" draw:z-index="16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><draw:frame draw:style-name="fr1" draw:name="Objet13" text:anchor-type="as-char" svg:width="23.747cm" svg:height="1.519cm" draw:z-index="17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/>
      <text:p text:style-name="Standard">The «<text:span text:style-name="T1"> a </text:span>» parameter is therefore :</text:p>
      <text:p text:style-name="Standard"><draw:frame draw:style-name="fr2" draw:name="Objet14" text:anchor-type="as-char" svg:width="18.773cm" svg:height="1.623cm" draw:z-index="18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/>
      <text:p text:style-name="Standard"><draw:frame draw:style-name="fr1" draw:name="Objet15" text:anchor-type="as-char" svg:width="3.903cm" svg:height="0.584cm" draw:z-index="19"><draw:object xlink:href="./Object 15" xlink:type="simple" xlink:show="embed" xlink:actuate="onLoad"/><draw:image xlink:href="./ObjectReplacements/Object 15" xlink:type="simple" xlink:show="embed" xlink:actuate="onLoad"/></draw:frame>:</text:p>
      <text:p text:style-name="Standard"><draw:frame draw:style-name="fr1" draw:name="Objet16" text:anchor-type="as-char" svg:width="14.887cm" svg:height="1.519cm" draw:z-index="20"><draw:object xlink:href="./Object 16" xlink:type="simple" xlink:show="embed" xlink:actuate="onLoad"/><draw:image xlink:href="./ObjectReplacements/Object 16" xlink:type="simple" xlink:show="embed" xlink:actuate="onLoad"/></draw:frame></text:p>
      <text:p text:style-name="Standard"/>
      <text:p text:style-name="Standard"><draw:frame draw:style-name="fr1" draw:name="Objet17" text:anchor-type="as-char" svg:width="3.584cm" svg:height="0.584cm" draw:z-index="21"><draw:object xlink:href="./Object 17" xlink:type="simple" xlink:show="embed" xlink:actuate="onLoad"/><draw:image xlink:href="./ObjectReplacements/Object 17" xlink:type="simple" xlink:show="embed" xlink:actuate="onLoad"/></draw:frame>:</text:p>
      <text:p text:style-name="Standard"><draw:frame draw:style-name="fr1" draw:name="Objet18" text:anchor-type="as-char" svg:width="13.497cm" svg:height="1.519cm" draw:z-index="22"><draw:object xlink:href="./Object 18" xlink:type="simple" xlink:show="embed" xlink:actuate="onLoad"/><draw:image xlink:href="./ObjectReplacements/Object 18" xlink:type="simple" xlink:show="embed" xlink:actuate="onLoad"/></draw:frame></text:p>
      <text:p text:style-name="Standard"/>
      <text:p text:style-name="Standard">With the two previous equations, the b and c values can be derived :</text:p>
      <text:p text:style-name="Standard"><draw:frame draw:style-name="fr1" draw:name="Objet19" text:anchor-type="as-char" svg:width="19.14cm" svg:height="1.448cm" draw:z-index="23"><draw:object xlink:href="./Object 19" xlink:type="simple" xlink:show="embed" xlink:actuate="onLoad"/><draw:image xlink:href="./ObjectReplacements/Object 19" xlink:type="simple" xlink:show="embed" xlink:actuate="onLoad"/></draw:frame></text:p>
      <text:p text:style-name="Standard"><text:soft-page-break/><draw:frame draw:style-name="fr1" draw:name="Objet20" text:anchor-type="as-char" svg:width="22.855cm" svg:height="1.519cm" draw:z-index="10"><draw:object xlink:href="./Object 20" xlink:type="simple" xlink:show="embed" xlink:actuate="onLoad"/><draw:image xlink:href="./ObjectReplacements/Object 20" xlink:type="simple" xlink:show="embed" xlink:actuate="onLoad"/></draw:frame></text:p>
      <text:p text:style-name="Standard"/>
      <text:p text:style-name="Standard"><draw:frame draw:style-name="fr2" draw:name="Objet21" text:anchor-type="as-char" svg:width="18.711cm" svg:height="1.623cm" draw:z-index="11"><draw:object xlink:href="./Object 21" xlink:type="simple" xlink:show="embed" xlink:actuate="onLoad"/><draw:image xlink:href="./ObjectReplacements/Object 21" xlink:type="simple" xlink:show="embed" xlink:actuate="onLoad"/></draw:frame></text:p>
      <text:p text:style-name="Standard"/>
      <text:p text:style-name="Standard"><draw:frame draw:style-name="fr1" draw:name="Objet22" text:anchor-type="as-char" svg:width="19.482cm" svg:height="1.591cm" draw:z-index="12"><draw:object xlink:href="./Object 22" xlink:type="simple" xlink:show="embed" xlink:actuate="onLoad"/><draw:image xlink:href="./ObjectReplacements/Object 22" xlink:type="simple" xlink:show="embed" xlink:actuate="onLoad"/></draw:frame></text:p>
      <text:p text:style-name="Standard"><draw:frame draw:style-name="fr1" draw:name="Objet23" text:anchor-type="as-char" svg:width="23.742cm" svg:height="1.519cm" draw:z-index="13"><draw:object xlink:href="./Object 23" xlink:type="simple" xlink:show="embed" xlink:actuate="onLoad"/><draw:image xlink:href="./ObjectReplacements/Object 23" xlink:type="simple" xlink:show="embed" xlink:actuate="onLoad"/></draw:frame></text:p>
      <text:p text:style-name="Standard"/>
      <text:p text:style-name="Standard"><draw:frame draw:style-name="fr2" draw:name="Objet24" text:anchor-type="as-char" svg:width="20.156cm" svg:height="1.623cm" draw:z-index="14"><draw:object xlink:href="./Object 24" xlink:type="simple" xlink:show="embed" xlink:actuate="onLoad"/><draw:image xlink:href="./ObjectReplacements/Object 24" xlink:type="simple" xlink:show="embed" xlink:actuate="onLoad"/></draw:frame></text:p>
      <text:p text:style-name="Standard"/>
      <text:p text:style-name="Standard">The equations for <text:span text:style-name="T2">d</text:span>, <text:span text:style-name="T2">e</text:span> and <text:span text:style-name="T2">f</text:span> are identical to the equations for <text:span text:style-name="T2">a</text:span>, <text:span text:style-name="T2">b</text:span> and <text:span text:style-name="T2">c</text:span> with the following substitutions : <text:span text:style-name="T2">d</text:span><text:span text:style-name="T3"> for </text:span><text:span text:style-name="T2">a</text:span><text:span text:style-name="T3">, </text:span><text:span text:style-name="T2">e</text:span><text:span text:style-name="T3"> for </text:span><text:span text:style-name="T2">b</text:span><text:span text:style-name="T3">, </text:span><text:span text:style-name="T2">f</text:span><text:span text:style-name="T3"> for </text:span><text:span text:style-name="T2">c</text:span><text:span text:style-name="T3"> and </text:span><text:span text:style-name="T2">y'</text:span><text:span text:style-name="T3"> for </text:span><text:span text:style-name="T2">x'</text:span><text:span text:style-name="T3">.</text:span></text:p>
      <text:p text:style-name="P2"><draw:frame draw:style-name="fr3" draw:name="Objet25" text:anchor-type="as-char" svg:width="18.925cm" svg:height="1.623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2"><draw:frame draw:style-name="fr3" draw:name="Objet26" text:anchor-type="as-char" svg:width="18.814cm" svg:height="1.623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2"><draw:frame draw:style-name="fr3" draw:name="Objet27" text:anchor-type="as-char" svg:width="20.38cm" svg:height="1.623cm" draw:z-index="26"><draw:object xlink:href="./Object 27" xlink:type="simple" xlink:show="embed" xlink:actuate="onLoad"/><draw:image xlink:href="./ObjectReplacements/Object 27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12.848cm" style:type="center"/>
          <style:tab-stop style:position="25.69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Footer"><text:title>Linear transform align</text:title> - <text:modification-date style:data-style-name="N84">2008-10-25</text:modification-date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dc:title>Linear transform align</dc:title>
    <meta:initial-creator>Jean-Etienne Lamiaud</meta:initial-creator>
    <meta:creation-date>2008-05-05T09:49:43</meta:creation-date>
    <dc:date>2008-10-25T14:35:18</dc:date>
    <dc:language>fr-FR</dc:language>
    <meta:editing-cycles>76</meta:editing-cycles>
    <meta:editing-duration>PT10H06M31S</meta:editing-duration>
    <meta:document-statistic meta:table-count="0" meta:image-count="0" meta:object-count="27" meta:page-count="4" meta:paragraph-count="41" meta:word-count="192" meta:character-count="103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fenced math:open="{" math:close="}">
      <math:mrow>
        <math:mtable>
          <math:mtr>
            <math:mrow>
              <math:mrow>
                <math:msup>
                  <math:mi>x</math:mi>
                  <math:mi>,</math:mi>
                </math:msup>
                <math:mo math:stretchy="false">=</math:mo>
                <math:mi>a</math:mi>
              </math:mrow>
              <math:mrow>
                <math:mi>x</math:mi>
                <math:mo math:stretchy="false">+</math:mo>
                <math:mi>b</math:mi>
              </math:mrow>
              <math:mrow>
                <math:mi>y</math:mi>
                <math:mo math:stretchy="false">+</math:mo>
                <math:mi>c</math:mi>
              </math:mrow>
            </math:mrow>
          </math:mtr>
          <math:mtr>
            <math:mrow>
              <math:mrow>
                <math:msup>
                  <math:mi>y</math:mi>
                  <math:mi>,</math:mi>
                </math:msup>
                <math:mo math:stretchy="false">=</math:mo>
                <math:mi>d</math:mi>
              </math:mrow>
              <math:mrow>
                <math:mi>x</math:mi>
                <math:mo math:stretchy="false">+</math:mo>
                <math:mi>e</math:mi>
              </math:mrow>
              <math:mrow>
                <math:mi>y</math:mi>
                <math:mo math:stretchy="false">+</math:mo>
                <math:mi>f</math:mi>
              </math:mrow>
            </math:mrow>
          </math:mtr>
        </math:mtable>
      </math:mrow>
    </math:mfenced>
    <math:annotation math:encoding="StarMath 5.0">left lbrace alignl stack{ x^,=a x+b y+c#y^{,}=d x+e y+f} right rbrace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o math:stretchy="false">∑</math:mo>
            <math:mi>y</math:mi>
          </math:mrow>
          <math:mo math:stretchy="false">⋅</math:mo>
          <math:mrow>
            <math:mo math:stretchy="false">(</math:mo>
            <math:mn>1</math:mn>
            <math:mo math:stretchy="false">)</math:mo>
          </math:mrow>
        </math:mrow>
        <math:mo math:stretchy="false">−</math:mo>
        <math:mrow>
          <math:mo math:stretchy="false">∑</math:mo>
          <math:mi>x</math:mi>
        </math:mrow>
      </math:mrow>
      <math:mrow>
        <math:mi>y</math:mi>
        <math:mo math:stretchy="false">⋅</math:mo>
        <math:mrow>
          <math:mo math:stretchy="false">(</math:mo>
          <math:mn>3</math:mn>
          <math:mo math:stretchy="false">)</math:mo>
        </math:mrow>
      </math:mrow>
    </math:mrow>
    <math:annotation math:encoding="StarMath 5.0">sum y cdot (1)-sum x y cdot (3)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a</math:mi>
            <math:mrow>
              <math:mo math:stretchy="false">∑</math:mo>
              <math:msup>
                <math:mi>x</math:mi>
                <math:mn>2</math:mn>
              </math:msup>
            </math:mrow>
            <math:mrow>
              <math:mrow>
                <math:mrow>
                  <math:mo math:stretchy="false">∑</math:mo>
                  <math:mi>y</math:mi>
                </math:mrow>
                <math:mo math:stretchy="false">+</math:mo>
                <math:mrow>
                  <math:mi>b</math:mi>
                  <math:mrow>
                    <math:mo math:stretchy="false">∑</math:mo>
                    <math:mi>x</math:mi>
                  </math:mrow>
                  <math:mi>y</math:mi>
                  <math:mrow>
                    <math:mo math:stretchy="false">∑</math:mo>
                    <math:mi>y</math:mi>
                  </math:mrow>
                </math:mrow>
              </math:mrow>
              <math:mo math:stretchy="false">+</math:mo>
              <math:mi>c</math:mi>
            </math:mrow>
            <math:mrow>
              <math:mo math:stretchy="false">∑</math:mo>
              <math:mi>x</math:mi>
            </math:mrow>
            <math:mrow>
              <math:mrow>
                <math:mo math:stretchy="false">∑</math:mo>
                <math:mi>y</math:mi>
              </math:mrow>
              <math:mo math:stretchy="false">−</math:mo>
              <math:mrow>
                <math:mo math:stretchy="false">∑</math:mo>
                <math:msup>
                  <math:mi>x</math:mi>
                  <math:mi>,</math:mi>
                </math:msup>
              </math:mrow>
            </math:mrow>
            <math:mi>x</math:mi>
            <math:mrow>
              <math:mrow>
                <math:mo math:stretchy="false">∑</math:mo>
                <math:mi>y</math:mi>
              </math:mrow>
              <math:mo math:stretchy="false">−</math:mo>
              <math:mi>a</math:mi>
            </math:mrow>
            <math:mrow>
              <math:mo math:stretchy="false">∑</math:mo>
              <math:mi>x</math:mi>
            </math:mrow>
            <math:mrow>
              <math:mo math:stretchy="false">∑</math:mo>
              <math:mi>x</math:mi>
            </math:mrow>
            <math:mrow>
              <math:mrow>
                <math:mi>y</math:mi>
                <math:mo math:stretchy="false">−</math:mo>
                <math:mrow>
                  <math:mi>b</math:mi>
                  <math:mrow>
                    <math:mo math:stretchy="false">∑</math:mo>
                    <math:mi>x</math:mi>
                  </math:mrow>
                  <math:mi>y</math:mi>
                  <math:mrow>
                    <math:mo math:stretchy="false">∑</math:mo>
                    <math:mi>y</math:mi>
                  </math:mrow>
                </math:mrow>
              </math:mrow>
              <math:mo math:stretchy="false">−</math:mo>
              <math:mi>c</math:mi>
            </math:mrow>
            <math:mi>N</math:mi>
            <math:mrow>
              <math:mo math:stretchy="false">∑</math:mo>
              <math:mi>x</math:mi>
            </math:mrow>
            <math:mrow>
              <math:mi>y</math:mi>
              <math:mo math:stretchy="false">+</math:mo>
              <math:mrow>
                <math:mo math:stretchy="false">∑</math:mo>
                <math:msup>
                  <math:mi>x</math:mi>
                  <math:mi>,</math:mi>
                </math:msup>
              </math:mrow>
            </math:mrow>
            <math:mrow>
              <math:mo math:stretchy="false">∑</math:mo>
              <math:mi>x</math:mi>
            </math:mrow>
            <math:mrow>
              <math:mi>y</math:mi>
              <math:mo math:stretchy="false">=</math:mo>
              <math:mn>0</math:mn>
            </math:mrow>
          </math:mrow>
        </math:mrow>
      </math:mtr>
      <math:mtr>
        <math:mrow>
          <math:mrow>
            <math:mi>a</math:mi>
            <math:mrow>
              <math:mfenced math:open="" math:close="">
                <math:mrow>
                  <math:mrow>
                    <math:mo math:stretchy="false">∑</math:mo>
                    <math:msup>
                      <math:mi>x</math:mi>
                      <math:mn>2</math:mn>
                    </math:msup>
                  </math:mrow>
                  <math:mrow>
                    <math:mrow>
                      <math:mo math:stretchy="false">∑</math:mo>
                      <math:mi>y</math:mi>
                    </math:mrow>
                    <math:mo math:stretchy="false">−</math:mo>
                    <math:mrow>
                      <math:mo math:stretchy="false">∑</math:mo>
                      <math:mi>x</math:mi>
                    </math:mrow>
                  </math:mrow>
                  <math:mrow>
                    <math:mo math:stretchy="false">∑</math:mo>
                    <math:mi>x</math:mi>
                  </math:mrow>
                  <math:mi>y</math:mi>
                </math:mrow>
              </math:mfenced>
              <math:mo math:stretchy="false">+</math:mo>
              <math:mi>c</math:mi>
            </math:mrow>
            <math:mrow>
              <math:mfenced math:open="" math:close="">
                <math:mrow>
                  <math:mrow>
                    <math:mo math:stretchy="false">∑</math:mo>
                    <math:mi>x</math:mi>
                  </math:mrow>
                  <math:mrow>
                    <math:mrow>
                      <math:mo math:stretchy="false">∑</math:mo>
                      <math:mi>y</math:mi>
                    </math:mrow>
                    <math:mo math:stretchy="false">−</math:mo>
                    <math:mi>N</math:mi>
                  </math:mrow>
                  <math:mrow>
                    <math:mo math:stretchy="false">∑</math:mo>
                    <math:mi>x</math:mi>
                  </math:mrow>
                  <math:mi>y</math:mi>
                </math:mrow>
              </math:mfenced>
              <math:mo math:stretchy="false">+</math:mo>
              <math:mrow>
                <math:mo math:stretchy="false">∑</math:mo>
                <math:msup>
                  <math:mi>x</math:mi>
                  <math:mi>,</math:mi>
                </math:msup>
              </math:mrow>
            </math:mrow>
            <math:mrow>
              <math:mo math:stretchy="false">∑</math:mo>
              <math:mi>x</math:mi>
            </math:mrow>
            <math:mrow>
              <math:mi>y</math:mi>
              <math:mo math:stretchy="false">−</math:mo>
              <math:mrow>
                <math:mo math:stretchy="false">∑</math:mo>
                <math:msup>
                  <math:mi>x</math:mi>
                  <math:mi>,</math:mi>
                </math:msup>
              </math:mrow>
            </math:mrow>
            <math:mi>x</math:mi>
            <math:mrow>
              <math:mrow>
                <math:mo math:stretchy="false">∑</math:mo>
                <math:mi>y</math:mi>
              </math:mrow>
              <math:mo math:stretchy="false">=</math:mo>
              <math:mn>0</math:mn>
            </math:mrow>
          </math:mrow>
        </math:mrow>
      </math:mtr>
    </math:mtable>
    <math:annotation math:encoding="StarMath 5.0">alignl a sum x^2 sum y+ overstrike{b sum x y sum y}+c sum x sum y-sum x^, x sum y-a sum x sum x y - overstrike{b sum x y sum y}-c N sum x y+sum x^, sum x y=0 newline
alignl a left ( sum x^2 sum y-sum x sum x y right )+c left ( sum x sum y-N sum x y right ) +sum x^, sum x y - sum x^,x sum y=0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a</math:mi>
            <math:mfenced math:open="" math:close="">
              <math:mrow>
                <math:mrow>
                  <math:mo math:stretchy="false">∑</math:mo>
                  <math:msup>
                    <math:mi>x</math:mi>
                    <math:mn>2</math:mn>
                  </math:msup>
                </math:mrow>
                <math:mrow>
                  <math:mrow>
                    <math:mo math:stretchy="false">∑</math:mo>
                    <math:msup>
                      <math:mi>y</math:mi>
                      <math:mn>2</math:mn>
                    </math:msup>
                  </math:mrow>
                  <math:mo math:stretchy="false">−</math:mo>
                  <math:mrow>
                    <math:msup>
                      <math:mo math:stretchy="false">∑</math:mo>
                      <math:mn>2</math:mn>
                    </math:msup>
                    <math:mi>x</math:mi>
                  </math:mrow>
                </math:mrow>
                <math:mi>y</math:mi>
              </math:mrow>
            </math:mfenced>
            <math:mrow>
              <math:mfenced math:open="" math:close="">
                <math:mrow>
                  <math:mrow>
                    <math:mo math:stretchy="false">∑</math:mo>
                    <math:mi>x</math:mi>
                  </math:mrow>
                  <math:mrow>
                    <math:mrow>
                      <math:mo math:stretchy="false">∑</math:mo>
                      <math:mi>y</math:mi>
                    </math:mrow>
                    <math:mo math:stretchy="false">−</math:mo>
                    <math:mi>N</math:mi>
                  </math:mrow>
                  <math:mrow>
                    <math:mo math:stretchy="false">∑</math:mo>
                    <math:mi>x</math:mi>
                  </math:mrow>
                  <math:mi>y</math:mi>
                </math:mrow>
              </math:mfenced>
              <math:mo math:stretchy="false">+</math:mo>
              <math:mfenced math:open="" math:close="">
                <math:mrow>
                  <math:mrow>
                    <math:mo math:stretchy="false">∑</math:mo>
                    <math:mi>x</math:mi>
                  </math:mrow>
                  <math:mi>y</math:mi>
                  <math:mrow>
                    <math:mo math:stretchy="false">∑</math:mo>
                    <math:msup>
                      <math:mi>x</math:mi>
                      <math:mi>,</math:mi>
                    </math:msup>
                  </math:mrow>
                  <math:mrow>
                    <math:mi>y</math:mi>
                    <math:mo math:stretchy="false">−</math:mo>
                    <math:mrow>
                      <math:mo math:stretchy="false">∑</math:mo>
                      <math:msup>
                        <math:mi>x</math:mi>
                        <math:mi>,</math:mi>
                      </math:msup>
                    </math:mrow>
                  </math:mrow>
                  <math:mi>x</math:mi>
                  <math:mrow>
                    <math:mo math:stretchy="false">∑</math:mo>
                    <math:msup>
                      <math:mi>y</math:mi>
                      <math:mn>2</math:mn>
                    </math:msup>
                  </math:mrow>
                </math:mrow>
              </math:mfenced>
            </math:mrow>
            <math:mfenced math:open="" math:close="">
              <math:mrow>
                <math:mrow>
                  <math:mo math:stretchy="false">∑</math:mo>
                  <math:mi>x</math:mi>
                </math:mrow>
                <math:mrow>
                  <math:mrow>
                    <math:mo math:stretchy="false">∑</math:mo>
                    <math:mi>y</math:mi>
                  </math:mrow>
                  <math:mo math:stretchy="false">−</math:mo>
                  <math:mi>N</math:mi>
                </math:mrow>
                <math:mrow>
                  <math:mo math:stretchy="false">∑</math:mo>
                  <math:mi>x</math:mi>
                </math:mrow>
                <math:mi>y</math:mi>
              </math:mrow>
            </math:mfenced>
          </math:mrow>
        </math:mrow>
      </math:mtr>
      <math:mtr>
        <math:mrow>
          <math:mrow>
            <math:mrow>
              <math:mo math:stretchy="false">−</math:mo>
              <math:mi>a</math:mi>
            </math:mrow>
            <math:mfenced math:open="" math:close="">
              <math:mrow>
                <math:mrow>
                  <math:mo math:stretchy="false">∑</math:mo>
                  <math:msup>
                    <math:mi>x</math:mi>
                    <math:mn>2</math:mn>
                  </math:msup>
                </math:mrow>
                <math:mrow>
                  <math:mrow>
                    <math:mo math:stretchy="false">∑</math:mo>
                    <math:mi>y</math:mi>
                  </math:mrow>
                  <math:mo math:stretchy="false">−</math:mo>
                  <math:mrow>
                    <math:mo math:stretchy="false">∑</math:mo>
                    <math:mi>x</math:mi>
                  </math:mrow>
                </math:mrow>
                <math:mrow>
                  <math:mo math:stretchy="false">∑</math:mo>
                  <math:mi>x</math:mi>
                </math:mrow>
                <math:mi>y</math:mi>
              </math:mrow>
            </math:mfenced>
            <math:mrow>
              <math:mfenced math:open="" math:close="">
                <math:mrow>
                  <math:mrow>
                    <math:mo math:stretchy="false">∑</math:mo>
                    <math:mi>x</math:mi>
                  </math:mrow>
                  <math:mrow>
                    <math:mrow>
                      <math:mo math:stretchy="false">∑</math:mo>
                      <math:msup>
                        <math:mi>y</math:mi>
                        <math:mn>2</math:mn>
                      </math:msup>
                    </math:mrow>
                    <math:mo math:stretchy="false">−</math:mo>
                    <math:mrow>
                      <math:mo math:stretchy="false">∑</math:mo>
                      <math:mi>x</math:mi>
                    </math:mrow>
                  </math:mrow>
                  <math:mi>y</math:mi>
                  <math:mrow>
                    <math:mo math:stretchy="false">∑</math:mo>
                    <math:mi>y</math:mi>
                  </math:mrow>
                </math:mrow>
              </math:mfenced>
              <math:mo math:stretchy="false">−</math:mo>
              <math:mfenced math:open="" math:close="">
                <math:mrow>
                  <math:mrow>
                    <math:mo math:stretchy="false">∑</math:mo>
                    <math:msup>
                      <math:mi>x</math:mi>
                      <math:mi>,</math:mi>
                    </math:msup>
                  </math:mrow>
                  <math:mrow>
                    <math:mo math:stretchy="false">∑</math:mo>
                    <math:mi>x</math:mi>
                  </math:mrow>
                  <math:mrow>
                    <math:mi>y</math:mi>
                    <math:mo math:stretchy="false">−</math:mo>
                    <math:mrow>
                      <math:mo math:stretchy="false">∑</math:mo>
                      <math:msup>
                        <math:mi>x</math:mi>
                        <math:mi>,</math:mi>
                      </math:msup>
                    </math:mrow>
                  </math:mrow>
                  <math:mi>x</math:mi>
                  <math:mrow>
                    <math:mo math:stretchy="false">∑</math:mo>
                    <math:mi>y</math:mi>
                  </math:mrow>
                </math:mrow>
              </math:mfenced>
            </math:mrow>
            <math:mrow>
              <math:mfenced math:open="" math:close="">
                <math:mrow>
                  <math:mrow>
                    <math:mo math:stretchy="false">∑</math:mo>
                    <math:mi>x</math:mi>
                  </math:mrow>
                  <math:mrow>
                    <math:mrow>
                      <math:mo math:stretchy="false">∑</math:mo>
                      <math:msup>
                        <math:mi>y</math:mi>
                        <math:mn>2</math:mn>
                      </math:msup>
                    </math:mrow>
                    <math:mo math:stretchy="false">−</math:mo>
                    <math:mrow>
                      <math:mo math:stretchy="false">∑</math:mo>
                      <math:mi>x</math:mi>
                    </math:mrow>
                  </math:mrow>
                  <math:mi>y</math:mi>
                  <math:mrow>
                    <math:mo math:stretchy="false">∑</math:mo>
                    <math:mi>y</math:mi>
                  </math:mrow>
                </math:mrow>
              </math:mfenced>
              <math:mo math:stretchy="false">=</math:mo>
              <math:mn>0</math:mn>
            </math:mrow>
          </math:mrow>
        </math:mrow>
      </math:mtr>
    </math:mtable>
    <math:annotation math:encoding="StarMath 5.0">alignl a left( sum x^2 sum y^2-sum^2 x y right)left( sum x sum y-N sum x y right)+left( sum x y sum x^, y-sum x^, x sum y^2 right) left( sum x sum y-N sum x y right) newline
alignl -a left( sum x^2 sum y-sum x sum x y right)left( sum x sum y^2-sum x y sum y right)-left(sum x^, sum x y-sum x^, x sum y right)left(sum x sum y^2-sum x y sum y right)=0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a</math:mi>
            <math:mfenced math:open="" math:close="">
              <math:mrow>
                <math:mrow>
                  <math:mo math:stretchy="false">−</math:mo>
                  <math:mi>N</math:mi>
                </math:mrow>
                <math:mrow>
                  <math:mo math:stretchy="false">∑</math:mo>
                  <math:msup>
                    <math:mi>x</math:mi>
                    <math:mn>2</math:mn>
                  </math:msup>
                </math:mrow>
                <math:mrow>
                  <math:mo math:stretchy="false">∑</math:mo>
                  <math:msup>
                    <math:mi>y</math:mi>
                    <math:mn>2</math:mn>
                  </math:msup>
                </math:mrow>
                <math:mrow>
                  <math:mrow>
                    <math:mrow>
                      <math:mo math:stretchy="false">∑</math:mo>
                      <math:mi>x</math:mi>
                    </math:mrow>
                    <math:mi>y</math:mi>
                  </math:mrow>
                  <math:mo math:stretchy="false">−</math:mo>
                  <math:mn>2</math:mn>
                </math:mrow>
                <math:mrow>
                  <math:msup>
                    <math:mo math:stretchy="false">∑</math:mo>
                    <math:mn>2</math:mn>
                  </math:msup>
                  <math:mi>x</math:mi>
                </math:mrow>
                <math:mi>y</math:mi>
                <math:mrow>
                  <math:mo math:stretchy="false">∑</math:mo>
                  <math:mi>x</math:mi>
                </math:mrow>
                <math:mrow>
                  <math:mrow>
                    <math:mo math:stretchy="false">∑</math:mo>
                    <math:mi>y</math:mi>
                  </math:mrow>
                  <math:mo math:stretchy="false">+</math:mo>
                  <math:mi>N</math:mi>
                </math:mrow>
                <math:mrow>
                  <math:msup>
                    <math:mo math:stretchy="false">∑</math:mo>
                    <math:mrow>
                      <math:mn>3</math:mn>
                      <math:mn>2</math:mn>
                    </math:mrow>
                  </math:msup>
                  <math:mi>x</math:mi>
                </math:mrow>
                <math:mrow>
                  <math:mi>y</math:mi>
                  <math:mo math:stretchy="false">+</math:mo>
                  <math:mrow>
                    <math:mo math:stretchy="false">∑</math:mo>
                    <math:msup>
                      <math:mi>x</math:mi>
                      <math:mn>2</math:mn>
                    </math:msup>
                  </math:mrow>
                </math:mrow>
                <math:mrow>
                  <math:msup>
                    <math:mo math:stretchy="false">∑</math:mo>
                    <math:mn>2</math:mn>
                  </math:msup>
                  <math:mi>y</math:mi>
                </math:mrow>
                <math:mrow>
                  <math:mrow>
                    <math:mrow>
                      <math:mo math:stretchy="false">∑</math:mo>
                      <math:mi>x</math:mi>
                    </math:mrow>
                    <math:mi>y</math:mi>
                  </math:mrow>
                  <math:mo math:stretchy="false">+</math:mo>
                  <math:mrow>
                    <math:msup>
                      <math:mo math:stretchy="false">∑</math:mo>
                      <math:mn>2</math:mn>
                    </math:msup>
                    <math:mi>x</math:mi>
                  </math:mrow>
                </math:mrow>
                <math:mrow>
                  <math:mo math:stretchy="false">∑</math:mo>
                  <math:msup>
                    <math:mi>y</math:mi>
                    <math:mn>2</math:mn>
                  </math:msup>
                </math:mrow>
                <math:mrow>
                  <math:mrow>
                    <math:mo math:stretchy="false">∑</math:mo>
                    <math:mi>x</math:mi>
                  </math:mrow>
                  <math:mi>y</math:mi>
                </math:mrow>
              </math:mrow>
            </math:mfenced>
          </math:mrow>
        </math:mrow>
      </math:mtr>
      <math:mtr>
        <math:mrow>
          <math:mrow>
            <math:mrow>
              <math:mo math:stretchy="false">+</math:mo>
              <math:mrow>
                <math:mo math:stretchy="false">∑</math:mo>
                <math:mi>x</math:mi>
              </math:mrow>
            </math:mrow>
            <math:mrow>
              <math:mo math:stretchy="false">∑</math:mo>
              <math:mi>y</math:mi>
            </math:mrow>
            <math:mrow>
              <math:mrow>
                <math:mo math:stretchy="false">∑</math:mo>
                <math:mi>x</math:mi>
              </math:mrow>
              <math:mi>y</math:mi>
            </math:mrow>
            <math:mrow>
              <math:mo math:stretchy="false">∑</math:mo>
              <math:msup>
                <math:mi>x</math:mi>
                <math:mi>,</math:mi>
              </math:msup>
            </math:mrow>
            <math:mrow>
              <math:mi>y</math:mi>
              <math:mo math:stretchy="false">−</math:mo>
              <math:mi>N</math:mi>
            </math:mrow>
            <math:mrow>
              <math:msup>
                <math:mo math:stretchy="false">∑</math:mo>
                <math:mn>2</math:mn>
              </math:msup>
              <math:mi>x</math:mi>
            </math:mrow>
            <math:mi>y</math:mi>
            <math:mrow>
              <math:mo math:stretchy="false">∑</math:mo>
              <math:msup>
                <math:mi>x</math:mi>
                <math:mi>,</math:mi>
              </math:msup>
            </math:mrow>
            <math:mrow>
              <math:mi>y</math:mi>
              <math:mo math:stretchy="false">+</math:mo>
              <math:mi>N</math:mi>
            </math:mrow>
            <math:mrow>
              <math:mo math:stretchy="false">∑</math:mo>
              <math:msup>
                <math:mi>y</math:mi>
                <math:mn>2</math:mn>
              </math:msup>
            </math:mrow>
            <math:mrow>
              <math:mrow>
                <math:mo math:stretchy="false">∑</math:mo>
                <math:mi>x</math:mi>
              </math:mrow>
              <math:mi>y</math:mi>
            </math:mrow>
            <math:mrow>
              <math:mo math:stretchy="false">∑</math:mo>
              <math:msup>
                <math:mi>x</math:mi>
                <math:mi>,</math:mi>
              </math:msup>
            </math:mrow>
            <math:mrow>
              <math:mi>x</math:mi>
              <math:mo math:stretchy="false">−</math:mo>
              <math:mrow>
                <math:mo math:stretchy="false">∑</math:mo>
                <math:mi>x</math:mi>
              </math:mrow>
            </math:mrow>
            <math:mrow>
              <math:mo math:stretchy="false">∑</math:mo>
              <math:msup>
                <math:mi>x</math:mi>
                <math:mi>,</math:mi>
              </math:msup>
            </math:mrow>
            <math:mrow>
              <math:mo math:stretchy="false">∑</math:mo>
              <math:msup>
                <math:mi>y</math:mi>
                <math:mn>2</math:mn>
              </math:msup>
            </math:mrow>
            <math:mrow>
              <math:mrow>
                <math:mrow>
                  <math:mo math:stretchy="false">∑</math:mo>
                  <math:mi>x</math:mi>
                </math:mrow>
                <math:mi>y</math:mi>
              </math:mrow>
              <math:mo math:stretchy="false">+</math:mo>
              <math:mrow>
                <math:mo math:stretchy="false">∑</math:mo>
                <math:msup>
                  <math:mi>x</math:mi>
                  <math:mi>,</math:mi>
                </math:msup>
              </math:mrow>
            </math:mrow>
            <math:mrow>
              <math:mo math:stretchy="false">∑</math:mo>
              <math:mi>y</math:mi>
            </math:mrow>
            <math:mrow>
              <math:msup>
                <math:mo math:stretchy="false">∑</math:mo>
                <math:mn>2</math:mn>
              </math:msup>
              <math:mi>x</math:mi>
            </math:mrow>
            <math:mrow>
              <math:mi>y</math:mi>
              <math:mo math:stretchy="false">−</math:mo>
              <math:mrow>
                <math:msup>
                  <math:mo math:stretchy="false">∑</math:mo>
                  <math:mn>2</math:mn>
                </math:msup>
                <math:mi>y</math:mi>
              </math:mrow>
            </math:mrow>
            <math:mrow>
              <math:mo math:stretchy="false">∑</math:mo>
              <math:msup>
                <math:mi>x</math:mi>
                <math:mi>,</math:mi>
              </math:msup>
            </math:mrow>
            <math:mi>x</math:mi>
            <math:mrow>
              <math:mrow>
                <math:mrow>
                  <math:mo math:stretchy="false">∑</math:mo>
                  <math:mi>x</math:mi>
                </math:mrow>
                <math:mi>y</math:mi>
              </math:mrow>
              <math:mo math:stretchy="false">=</math:mo>
              <math:mn>0</math:mn>
            </math:mrow>
          </math:mrow>
        </math:mrow>
      </math:mtr>
    </math:mtable>
    <math:annotation math:encoding="StarMath 5.0">alignl a left( -N sum x^2 sum y^2 overstrike{sum x y}-2 sum^{overstrike{2}} x y sum x sum y+N sum^{overstrike{3}2} x y+sum x^2 sum^2 y overstrike{sum x y}+sum^2 x sum y^2 overstrike{sum x y} right)newline
alignl +sum x sum y overstrike{sum x y} sum x^, y-N sum^{overstrike{2}} x y sum x^, y+N sum y^2 overstrike{sum x y} sum x^, x-sum x sum x^, sum y^2 overstrike{sum x y}+sum x^, sum y sum^{overstrike{2}} x y-sum^2 y sum x^, x overstrike{sum x y}=0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=</math:mo>
      <math:mfrac>
        <math:mrow>
          <math:mrow>
            <math:mo math:stretchy="false">∑</math:mo>
            <math:mi>x</math:mi>
          </math:mrow>
          <math:mrow>
            <math:mo math:stretchy="false">∑</math:mo>
            <math:mi>y</math:mi>
          </math:mrow>
          <math:mrow>
            <math:mo math:stretchy="false">∑</math:mo>
            <math:msup>
              <math:mi>x</math:mi>
              <math:mi>,</math:mi>
            </math:msup>
          </math:mrow>
          <math:mrow>
            <math:mi>y</math:mi>
            <math:mo math:stretchy="false">−</math:mo>
            <math:mi>N</math:mi>
          </math:mrow>
          <math:mrow>
            <math:mo math:stretchy="false">∑</math:mo>
            <math:mi>x</math:mi>
          </math:mrow>
          <math:mi>y</math:mi>
          <math:mrow>
            <math:mo math:stretchy="false">∑</math:mo>
            <math:msup>
              <math:mi>x</math:mi>
              <math:mi>,</math:mi>
            </math:msup>
          </math:mrow>
          <math:mrow>
            <math:mi>y</math:mi>
            <math:mo math:stretchy="false">+</math:mo>
            <math:mi>N</math:mi>
          </math:mrow>
          <math:mrow>
            <math:mo math:stretchy="false">∑</math:mo>
            <math:msup>
              <math:mi>y</math:mi>
              <math:mn>2</math:mn>
            </math:msup>
          </math:mrow>
          <math:mrow>
            <math:mo math:stretchy="false">∑</math:mo>
            <math:msup>
              <math:mi>x</math:mi>
              <math:mi>,</math:mi>
            </math:msup>
          </math:mrow>
          <math:mrow>
            <math:mi>x</math:mi>
            <math:mo math:stretchy="false">−</math:mo>
            <math:mrow>
              <math:mo math:stretchy="false">∑</math:mo>
              <math:mi>x</math:mi>
            </math:mrow>
          </math:mrow>
          <math:mrow>
            <math:mo math:stretchy="false">∑</math:mo>
            <math:msup>
              <math:mi>x</math:mi>
              <math:mi>,</math:mi>
            </math:msup>
          </math:mrow>
          <math:mrow>
            <math:mrow>
              <math:mo math:stretchy="false">∑</math:mo>
              <math:msup>
                <math:mi>y</math:mi>
                <math:mn>2</math:mn>
              </math:msup>
            </math:mrow>
            <math:mo math:stretchy="false">+</math:mo>
            <math:mrow>
              <math:mo math:stretchy="false">∑</math:mo>
              <math:msup>
                <math:mi>x</math:mi>
                <math:mi>,</math:mi>
              </math:msup>
            </math:mrow>
          </math:mrow>
          <math:mrow>
            <math:mo math:stretchy="false">∑</math:mo>
            <math:mi>y</math:mi>
          </math:mrow>
          <math:mrow>
            <math:mo math:stretchy="false">∑</math:mo>
            <math:mi>x</math:mi>
          </math:mrow>
          <math:mrow>
            <math:mi>y</math:mi>
            <math:mo math:stretchy="false">−</math:mo>
            <math:mrow>
              <math:msup>
                <math:mo math:stretchy="false">∑</math:mo>
                <math:mn>2</math:mn>
              </math:msup>
              <math:mi>y</math:mi>
            </math:mrow>
          </math:mrow>
          <math:mrow>
            <math:mo math:stretchy="false">∑</math:mo>
            <math:msup>
              <math:mi>x</math:mi>
              <math:mi>,</math:mi>
            </math:msup>
          </math:mrow>
          <math:mi>x</math:mi>
        </math:mrow>
        <math:mrow>
          <math:mi>N</math:mi>
          <math:mrow>
            <math:mo math:stretchy="false">∑</math:mo>
            <math:msup>
              <math:mi>x</math:mi>
              <math:mn>2</math:mn>
            </math:msup>
          </math:mrow>
          <math:mrow>
            <math:mrow>
              <math:mo math:stretchy="false">∑</math:mo>
              <math:msup>
                <math:mi>y</math:mi>
                <math:mn>2</math:mn>
              </math:msup>
            </math:mrow>
            <math:mo math:stretchy="false">+</math:mo>
            <math:mn>2</math:mn>
          </math:mrow>
          <math:mrow>
            <math:mo math:stretchy="false">∑</math:mo>
            <math:mi>x</math:mi>
          </math:mrow>
          <math:mrow>
            <math:mo math:stretchy="false">∑</math:mo>
            <math:mi>y</math:mi>
          </math:mrow>
          <math:mrow>
            <math:mo math:stretchy="false">∑</math:mo>
            <math:mi>x</math:mi>
          </math:mrow>
          <math:mrow>
            <math:mi>y</math:mi>
            <math:mo math:stretchy="false">−</math:mo>
            <math:mi>N</math:mi>
          </math:mrow>
          <math:mrow>
            <math:msup>
              <math:mo math:stretchy="false">∑</math:mo>
              <math:mn>2</math:mn>
            </math:msup>
            <math:mi>x</math:mi>
          </math:mrow>
          <math:mrow>
            <math:mi>y</math:mi>
            <math:mo math:stretchy="false">−</math:mo>
            <math:mrow>
              <math:mo math:stretchy="false">∑</math:mo>
              <math:msup>
                <math:mi>x</math:mi>
                <math:mn>2</math:mn>
              </math:msup>
            </math:mrow>
          </math:mrow>
          <math:mrow>
            <math:mrow>
              <math:msup>
                <math:mo math:stretchy="false">∑</math:mo>
                <math:mn>2</math:mn>
              </math:msup>
              <math:mi>y</math:mi>
            </math:mrow>
            <math:mo math:stretchy="false">−</math:mo>
            <math:mrow>
              <math:msup>
                <math:mo math:stretchy="false">∑</math:mo>
                <math:mn>2</math:mn>
              </math:msup>
              <math:mi>x</math:mi>
            </math:mrow>
          </math:mrow>
          <math:mrow>
            <math:mo math:stretchy="false">∑</math:mo>
            <math:msup>
              <math:mi>y</math:mi>
              <math:mn>2</math:mn>
            </math:msup>
          </math:mrow>
        </math:mrow>
      </math:mfrac>
    </math:mrow>
    <math:annotation math:encoding="StarMath 5.0">a={sum x sum y sum x^, y-N sum x y sum x^, y+N sum y^2 sum x^, x-sum x sum x^, sum y^2+sum x^, sum y sum x y-sum^2 y sum x^, x}over{N sum x^2 sum y^2+2 sum x sum y sum x y-N sum^2 x y-sum x^2 sum^2 y-sum^2 x sum y^2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∑</math:mo>
        <math:mi>x</math:mi>
      </math:mrow>
      <math:mrow>
        <math:mrow>
          <math:mi>y</math:mi>
          <math:mo math:stretchy="false">⋅</math:mo>
          <math:mrow>
            <math:mo math:stretchy="false">(</math:mo>
            <math:mn>1</math:mn>
            <math:mo math:stretchy="false">)</math:mo>
          </math:mrow>
        </math:mrow>
        <math:mo math:stretchy="false">−</math:mo>
        <math:mrow>
          <math:mrow>
            <math:mo math:stretchy="false">∑</math:mo>
            <math:msup>
              <math:mi>x</math:mi>
              <math:mn>2</math:mn>
            </math:msup>
          </math:mrow>
          <math:mo math:stretchy="false">⋅</math:mo>
          <math:mrow>
            <math:mo math:stretchy="false">(</math:mo>
            <math:mn>2</math:mn>
            <math:mo math:stretchy="false">)</math:mo>
          </math:mrow>
        </math:mrow>
      </math:mrow>
    </math:mrow>
    <math:annotation math:encoding="StarMath 5.0">sum x y cdot (1)-sum x^2 cdot (2)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b</math:mi>
          <math:mrow>
            <math:msup>
              <math:mo math:stretchy="false">∑</math:mo>
              <math:mn>2</math:mn>
            </math:msup>
            <math:mi>x</math:mi>
          </math:mrow>
          <math:mrow>
            <math:mi>y</math:mi>
            <math:mo math:stretchy="false">+</math:mo>
            <math:mi>c</math:mi>
          </math:mrow>
          <math:mrow>
            <math:mo math:stretchy="false">∑</math:mo>
            <math:mi>x</math:mi>
          </math:mrow>
          <math:mrow>
            <math:mo math:stretchy="false">∑</math:mo>
            <math:mi>x</math:mi>
          </math:mrow>
          <math:mrow>
            <math:mi>y</math:mi>
            <math:mo math:stretchy="false">−</math:mo>
            <math:mrow>
              <math:mo math:stretchy="false">∑</math:mo>
              <math:mi>x</math:mi>
            </math:mrow>
          </math:mrow>
          <math:msup>
            <math:mi>x</math:mi>
            <math:mi>,</math:mi>
          </math:msup>
          <math:mrow>
            <math:mo math:stretchy="false">∑</math:mo>
            <math:mi>x</math:mi>
          </math:mrow>
          <math:mrow>
            <math:mi>y</math:mi>
            <math:mo math:stretchy="false">−</math:mo>
            <math:mi>b</math:mi>
          </math:mrow>
          <math:mrow>
            <math:mo math:stretchy="false">∑</math:mo>
            <math:msup>
              <math:mi>x</math:mi>
              <math:mn>2</math:mn>
            </math:msup>
          </math:mrow>
          <math:mrow>
            <math:mrow>
              <math:mo math:stretchy="false">∑</math:mo>
              <math:msup>
                <math:mi>y</math:mi>
                <math:mn>2</math:mn>
              </math:msup>
            </math:mrow>
            <math:mo math:stretchy="false">−</math:mo>
            <math:mi>c</math:mi>
          </math:mrow>
          <math:mrow>
            <math:mo math:stretchy="false">∑</math:mo>
            <math:msup>
              <math:mi>x</math:mi>
              <math:mn>2</math:mn>
            </math:msup>
          </math:mrow>
          <math:mrow>
            <math:mrow>
              <math:mo math:stretchy="false">∑</math:mo>
              <math:mi>y</math:mi>
            </math:mrow>
            <math:mo math:stretchy="false">+</math:mo>
            <math:mrow>
              <math:mo math:stretchy="false">∑</math:mo>
              <math:msup>
                <math:mi>x</math:mi>
                <math:mn>2</math:mn>
              </math:msup>
            </math:mrow>
          </math:mrow>
          <math:mrow>
            <math:mo math:stretchy="false">∑</math:mo>
            <math:msup>
              <math:mi>x</math:mi>
              <math:mi>,</math:mi>
            </math:msup>
          </math:mrow>
          <math:mrow>
            <math:mi>y</math:mi>
            <math:mo math:stretchy="false">=</math:mo>
            <math:mn>0</math:mn>
          </math:mrow>
        </math:mrow>
      </math:mtr>
      <math:mtr>
        <math:mrow>
          <math:mi>b</math:mi>
          <math:mrow>
            <math:mfenced math:open="" math:close="">
              <math:mrow>
                <math:mrow>
                  <math:msup>
                    <math:mo math:stretchy="false">∑</math:mo>
                    <math:mn>2</math:mn>
                  </math:msup>
                  <math:mi>x</math:mi>
                </math:mrow>
                <math:mrow>
                  <math:mi>y</math:mi>
                  <math:mo math:stretchy="false">−</math:mo>
                  <math:mrow>
                    <math:mo math:stretchy="false">∑</math:mo>
                    <math:msup>
                      <math:mi>x</math:mi>
                      <math:mn>2</math:mn>
                    </math:msup>
                  </math:mrow>
                </math:mrow>
                <math:mrow>
                  <math:mo math:stretchy="false">∑</math:mo>
                  <math:msup>
                    <math:mi>y</math:mi>
                    <math:mn>2</math:mn>
                  </math:msup>
                </math:mrow>
              </math:mrow>
            </math:mfenced>
            <math:mo math:stretchy="false">+</math:mo>
            <math:mi>c</math:mi>
          </math:mrow>
          <math:mrow>
            <math:mfenced math:open="" math:close="">
              <math:mrow>
                <math:mrow>
                  <math:mo math:stretchy="false">∑</math:mo>
                  <math:mi>x</math:mi>
                </math:mrow>
                <math:mrow>
                  <math:mo math:stretchy="false">∑</math:mo>
                  <math:mi>x</math:mi>
                </math:mrow>
                <math:mrow>
                  <math:mi>y</math:mi>
                  <math:mo math:stretchy="false">−</math:mo>
                  <math:mrow>
                    <math:mo math:stretchy="false">∑</math:mo>
                    <math:msup>
                      <math:mi>x</math:mi>
                      <math:mn>2</math:mn>
                    </math:msup>
                  </math:mrow>
                </math:mrow>
                <math:mrow>
                  <math:mo math:stretchy="false">∑</math:mo>
                  <math:mi>y</math:mi>
                </math:mrow>
              </math:mrow>
            </math:mfenced>
            <math:mo math:stretchy="false">+</math:mo>
            <math:mrow>
              <math:mo math:stretchy="false">∑</math:mo>
              <math:msup>
                <math:mi>x</math:mi>
                <math:mn>2</math:mn>
              </math:msup>
            </math:mrow>
          </math:mrow>
          <math:mrow>
            <math:mo math:stretchy="false">∑</math:mo>
            <math:msup>
              <math:mi>x</math:mi>
              <math:mi>,</math:mi>
            </math:msup>
          </math:mrow>
          <math:mrow>
            <math:mi>y</math:mi>
            <math:mo math:stretchy="false">−</math:mo>
            <math:mrow>
              <math:mo math:stretchy="false">∑</math:mo>
              <math:msup>
                <math:mi>x</math:mi>
                <math:mi>,</math:mi>
              </math:msup>
            </math:mrow>
          </math:mrow>
          <math:mi>x</math:mi>
          <math:mrow>
            <math:mo math:stretchy="false">∑</math:mo>
            <math:mi>x</math:mi>
          </math:mrow>
          <math:mrow>
            <math:mi>y</math:mi>
            <math:mo math:stretchy="false">=</math:mo>
            <math:mn>0</math:mn>
          </math:mrow>
        </math:mrow>
      </math:mtr>
    </math:mtable>
    <math:annotation math:encoding="StarMath 5.0">b sum^2 x y+c sum x sum x y-sum x x^, sum x y-b sum x^2 sum y^2-c sum x^2 sum y+sum x^2 sum x^, y=0 newline
b left( sum^2 x y-sum x^2 sum y^2 right)+c left(sum x sum x y-sum x^2 sum y right)+sum x^2 sum x^, y-sum x^, x sum x y=0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∑</math:mo>
          <math:mi>x</math:mi>
        </math:mrow>
        <math:mo math:stretchy="false">⋅</math:mo>
        <math:mrow>
          <math:mo math:stretchy="false">(</math:mo>
          <math:mn>1</math:mn>
          <math:mo math:stretchy="false">)</math:mo>
        </math:mrow>
      </math:mrow>
      <math:mo math:stretchy="false">−</math:mo>
      <math:mrow>
        <math:mrow>
          <math:mo math:stretchy="false">∑</math:mo>
          <math:msup>
            <math:mi>x</math:mi>
            <math:mn>2</math:mn>
          </math:msup>
        </math:mrow>
        <math:mo math:stretchy="false">⋅</math:mo>
        <math:mrow>
          <math:mo math:stretchy="false">(</math:mo>
          <math:mn>3</math:mn>
          <math:mo math:stretchy="false">)</math:mo>
        </math:mrow>
      </math:mrow>
    </math:mrow>
    <math:annotation math:encoding="StarMath 5.0">sum x cdot (1)-sum x^2 cdot (3)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b</math:mi>
          <math:mrow>
            <math:mo math:stretchy="false">∑</math:mo>
            <math:mi>x</math:mi>
          </math:mrow>
          <math:mrow>
            <math:mo math:stretchy="false">∑</math:mo>
            <math:mi>x</math:mi>
          </math:mrow>
          <math:mrow>
            <math:mi>y</math:mi>
            <math:mo math:stretchy="false">+</math:mo>
            <math:mi>c</math:mi>
          </math:mrow>
          <math:mrow>
            <math:mrow>
              <math:msup>
                <math:mo math:stretchy="false">∑</math:mo>
                <math:mn>2</math:mn>
              </math:msup>
              <math:mi>x</math:mi>
            </math:mrow>
            <math:mo math:stretchy="false">−</math:mo>
            <math:mrow>
              <math:mo math:stretchy="false">∑</math:mo>
              <math:mi>x</math:mi>
            </math:mrow>
          </math:mrow>
          <math:mrow>
            <math:mo math:stretchy="false">∑</math:mo>
            <math:msup>
              <math:mi>x</math:mi>
              <math:mi>,</math:mi>
            </math:msup>
          </math:mrow>
          <math:mrow>
            <math:mi>x</math:mi>
            <math:mo math:stretchy="false">−</math:mo>
            <math:mi>b</math:mi>
          </math:mrow>
          <math:mrow>
            <math:mo math:stretchy="false">∑</math:mo>
            <math:msup>
              <math:mi>x</math:mi>
              <math:mn>2</math:mn>
            </math:msup>
          </math:mrow>
          <math:mrow>
            <math:mrow>
              <math:mo math:stretchy="false">∑</math:mo>
              <math:mi>y</math:mi>
            </math:mrow>
            <math:mo math:stretchy="false">−</math:mo>
            <math:mi>c</math:mi>
          </math:mrow>
          <math:mi>N</math:mi>
          <math:mrow>
            <math:mrow>
              <math:mo math:stretchy="false">∑</math:mo>
              <math:msup>
                <math:mi>x</math:mi>
                <math:mn>2</math:mn>
              </math:msup>
            </math:mrow>
            <math:mo math:stretchy="false">+</math:mo>
            <math:mrow>
              <math:mo math:stretchy="false">∑</math:mo>
              <math:msup>
                <math:mi>x</math:mi>
                <math:mn>2</math:mn>
              </math:msup>
            </math:mrow>
          </math:mrow>
          <math:mrow>
            <math:mrow>
              <math:mo math:stretchy="false">∑</math:mo>
              <math:msup>
                <math:mi>x</math:mi>
                <math:mi>,</math:mi>
              </math:msup>
            </math:mrow>
            <math:mo math:stretchy="false">=</math:mo>
            <math:mn>0</math:mn>
          </math:mrow>
        </math:mrow>
      </math:mtr>
      <math:mtr>
        <math:mrow>
          <math:mi>b</math:mi>
          <math:mrow>
            <math:mfenced math:open="" math:close="">
              <math:mrow>
                <math:mrow>
                  <math:mo math:stretchy="false">∑</math:mo>
                  <math:mi>x</math:mi>
                </math:mrow>
                <math:mrow>
                  <math:mo math:stretchy="false">∑</math:mo>
                  <math:mi>x</math:mi>
                </math:mrow>
                <math:mrow>
                  <math:mi>y</math:mi>
                  <math:mo math:stretchy="false">−</math:mo>
                  <math:mrow>
                    <math:mo math:stretchy="false">∑</math:mo>
                    <math:msup>
                      <math:mi>x</math:mi>
                      <math:mn>2</math:mn>
                    </math:msup>
                  </math:mrow>
                </math:mrow>
                <math:mrow>
                  <math:mo math:stretchy="false">∑</math:mo>
                  <math:mi>y</math:mi>
                </math:mrow>
              </math:mrow>
            </math:mfenced>
            <math:mo math:stretchy="false">+</math:mo>
            <math:mi>c</math:mi>
          </math:mrow>
          <math:mrow>
            <math:mfenced math:open="" math:close="">
              <math:mrow>
                <math:mrow>
                  <math:mrow>
                    <math:msup>
                      <math:mo math:stretchy="false">∑</math:mo>
                      <math:mn>2</math:mn>
                    </math:msup>
                    <math:mi>x</math:mi>
                  </math:mrow>
                  <math:mo math:stretchy="false">−</math:mo>
                  <math:mi>N</math:mi>
                </math:mrow>
                <math:mrow>
                  <math:mo math:stretchy="false">∑</math:mo>
                  <math:msup>
                    <math:mi>x</math:mi>
                    <math:mn>2</math:mn>
                  </math:msup>
                </math:mrow>
              </math:mrow>
            </math:mfenced>
            <math:mo math:stretchy="false">+</math:mo>
            <math:mrow>
              <math:mo math:stretchy="false">∑</math:mo>
              <math:msup>
                <math:mi>x</math:mi>
                <math:mn>2</math:mn>
              </math:msup>
            </math:mrow>
          </math:mrow>
          <math:mrow>
            <math:mrow>
              <math:mo math:stretchy="false">∑</math:mo>
              <math:msup>
                <math:mi>x</math:mi>
                <math:mi>,</math:mi>
              </math:msup>
            </math:mrow>
            <math:mo math:stretchy="false">−</math:mo>
            <math:mrow>
              <math:mo math:stretchy="false">∑</math:mo>
              <math:mi>x</math:mi>
            </math:mrow>
          </math:mrow>
          <math:mrow>
            <math:mo math:stretchy="false">∑</math:mo>
            <math:mi>x</math:mi>
          </math:mrow>
          <math:mrow>
            <math:msup>
              <math:mi>x</math:mi>
              <math:mi>,</math:mi>
            </math:msup>
            <math:mo math:stretchy="false">=</math:mo>
            <math:mn>0</math:mn>
          </math:mrow>
        </math:mrow>
      </math:mtr>
    </math:mtable>
    <math:annotation math:encoding="StarMath 5.0">b sum x sum x y+c sum^2 x-sum x sum x^, x-b sum x^2 sum y-c N sum x^2+sum x^2 sum x^,=0 newline
b left( sum x sum x y-sum x^2 sum y right)+c left(sum^2 x-N sum x^2 right)+sum x^2 sum x^,-sum x sum x x^,=0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b</math:mi>
            <math:mfenced math:open="" math:close="">
              <math:mrow>
                <math:mrow>
                  <math:msup>
                    <math:mo math:stretchy="false">∑</math:mo>
                    <math:mn>2</math:mn>
                  </math:msup>
                  <math:mi>x</math:mi>
                </math:mrow>
                <math:mrow>
                  <math:mi>y</math:mi>
                  <math:mo math:stretchy="false">−</math:mo>
                  <math:mrow>
                    <math:mo math:stretchy="false">∑</math:mo>
                    <math:msup>
                      <math:mi>x</math:mi>
                      <math:mn>2</math:mn>
                    </math:msup>
                  </math:mrow>
                </math:mrow>
                <math:mrow>
                  <math:mo math:stretchy="false">∑</math:mo>
                  <math:msup>
                    <math:mi>y</math:mi>
                    <math:mn>2</math:mn>
                  </math:msup>
                </math:mrow>
              </math:mrow>
            </math:mfenced>
            <math:mrow>
              <math:mfenced math:open="" math:close="">
                <math:mrow>
                  <math:mrow>
                    <math:mrow>
                      <math:msup>
                        <math:mo math:stretchy="false">∑</math:mo>
                        <math:mn>2</math:mn>
                      </math:msup>
                      <math:mi>x</math:mi>
                    </math:mrow>
                    <math:mo math:stretchy="false">−</math:mo>
                    <math:mi>N</math:mi>
                  </math:mrow>
                  <math:mrow>
                    <math:mo math:stretchy="false">∑</math:mo>
                    <math:msup>
                      <math:mi>x</math:mi>
                      <math:mn>2</math:mn>
                    </math:msup>
                  </math:mrow>
                </math:mrow>
              </math:mfenced>
              <math:mo math:stretchy="false">+</math:mo>
              <math:mfenced math:open="" math:close="">
                <math:mrow>
                  <math:mrow>
                    <math:mo math:stretchy="false">∑</math:mo>
                    <math:msup>
                      <math:mi>x</math:mi>
                      <math:mn>2</math:mn>
                    </math:msup>
                  </math:mrow>
                  <math:mrow>
                    <math:mo math:stretchy="false">∑</math:mo>
                    <math:msup>
                      <math:mi>x</math:mi>
                      <math:mi>,</math:mi>
                    </math:msup>
                  </math:mrow>
                  <math:mrow>
                    <math:mi>y</math:mi>
                    <math:mo math:stretchy="false">−</math:mo>
                    <math:mrow>
                      <math:mo math:stretchy="false">∑</math:mo>
                      <math:msup>
                        <math:mi>x</math:mi>
                        <math:mi>,</math:mi>
                      </math:msup>
                    </math:mrow>
                  </math:mrow>
                  <math:mi>x</math:mi>
                  <math:mrow>
                    <math:mo math:stretchy="false">∑</math:mo>
                    <math:mi>x</math:mi>
                  </math:mrow>
                  <math:mi>y</math:mi>
                </math:mrow>
              </math:mfenced>
            </math:mrow>
            <math:mfenced math:open="" math:close="">
              <math:mrow>
                <math:mrow>
                  <math:mrow>
                    <math:msup>
                      <math:mo math:stretchy="false">∑</math:mo>
                      <math:mn>2</math:mn>
                    </math:msup>
                    <math:mi>x</math:mi>
                  </math:mrow>
                  <math:mo math:stretchy="false">−</math:mo>
                  <math:mi>N</math:mi>
                </math:mrow>
                <math:mrow>
                  <math:mo math:stretchy="false">∑</math:mo>
                  <math:msup>
                    <math:mi>x</math:mi>
                    <math:mn>2</math:mn>
                  </math:msup>
                </math:mrow>
              </math:mrow>
            </math:mfenced>
          </math:mrow>
        </math:mrow>
      </math:mtr>
      <math:mtr>
        <math:mrow>
          <math:mrow>
            <math:mrow>
              <math:mo math:stretchy="false">−</math:mo>
              <math:mi>b</math:mi>
            </math:mrow>
            <math:mfenced math:open="" math:close="">
              <math:mrow>
                <math:mrow>
                  <math:mo math:stretchy="false">∑</math:mo>
                  <math:mi>x</math:mi>
                </math:mrow>
                <math:mrow>
                  <math:mo math:stretchy="false">∑</math:mo>
                  <math:mi>x</math:mi>
                </math:mrow>
                <math:mrow>
                  <math:mi>y</math:mi>
                  <math:mo math:stretchy="false">−</math:mo>
                  <math:mrow>
                    <math:mo math:stretchy="false">∑</math:mo>
                    <math:msup>
                      <math:mi>x</math:mi>
                      <math:mn>2</math:mn>
                    </math:msup>
                  </math:mrow>
                </math:mrow>
                <math:mrow>
                  <math:mo math:stretchy="false">∑</math:mo>
                  <math:mi>y</math:mi>
                </math:mrow>
              </math:mrow>
            </math:mfenced>
            <math:mrow>
              <math:mfenced math:open="" math:close="">
                <math:mrow>
                  <math:mrow>
                    <math:mo math:stretchy="false">∑</math:mo>
                    <math:mi>x</math:mi>
                  </math:mrow>
                  <math:mrow>
                    <math:mo math:stretchy="false">∑</math:mo>
                    <math:mi>x</math:mi>
                  </math:mrow>
                  <math:mrow>
                    <math:mi>y</math:mi>
                    <math:mo math:stretchy="false">−</math:mo>
                    <math:mrow>
                      <math:mo math:stretchy="false">∑</math:mo>
                      <math:msup>
                        <math:mi>x</math:mi>
                        <math:mn>2</math:mn>
                      </math:msup>
                    </math:mrow>
                  </math:mrow>
                  <math:mrow>
                    <math:mo math:stretchy="false">∑</math:mo>
                    <math:mi>y</math:mi>
                  </math:mrow>
                </math:mrow>
              </math:mfenced>
              <math:mo math:stretchy="false">−</math:mo>
              <math:mfenced math:open="" math:close="">
                <math:mrow>
                  <math:mrow>
                    <math:mo math:stretchy="false">∑</math:mo>
                    <math:msup>
                      <math:mi>x</math:mi>
                      <math:mn>2</math:mn>
                    </math:msup>
                  </math:mrow>
                  <math:mrow>
                    <math:mrow>
                      <math:mo math:stretchy="false">∑</math:mo>
                      <math:msup>
                        <math:mi>x</math:mi>
                        <math:mi>,</math:mi>
                      </math:msup>
                    </math:mrow>
                    <math:mo math:stretchy="false">−</math:mo>
                    <math:mrow>
                      <math:mo math:stretchy="false">∑</math:mo>
                      <math:mi>x</math:mi>
                    </math:mrow>
                  </math:mrow>
                  <math:mrow>
                    <math:mo math:stretchy="false">∑</math:mo>
                    <math:mi>x</math:mi>
                  </math:mrow>
                  <math:msup>
                    <math:mi>x</math:mi>
                    <math:mi>,</math:mi>
                  </math:msup>
                </math:mrow>
              </math:mfenced>
            </math:mrow>
            <math:mrow>
              <math:mfenced math:open="" math:close="">
                <math:mrow>
                  <math:mrow>
                    <math:mo math:stretchy="false">∑</math:mo>
                    <math:mi>x</math:mi>
                  </math:mrow>
                  <math:mrow>
                    <math:mo math:stretchy="false">∑</math:mo>
                    <math:mi>x</math:mi>
                  </math:mrow>
                  <math:mrow>
                    <math:mi>y</math:mi>
                    <math:mo math:stretchy="false">−</math:mo>
                    <math:mrow>
                      <math:mo math:stretchy="false">∑</math:mo>
                      <math:msup>
                        <math:mi>x</math:mi>
                        <math:mn>2</math:mn>
                      </math:msup>
                    </math:mrow>
                  </math:mrow>
                  <math:mrow>
                    <math:mo math:stretchy="false">∑</math:mo>
                    <math:mi>y</math:mi>
                  </math:mrow>
                </math:mrow>
              </math:mfenced>
              <math:mo math:stretchy="false">=</math:mo>
              <math:mn>0</math:mn>
            </math:mrow>
          </math:mrow>
        </math:mrow>
      </math:mtr>
    </math:mtable>
    <math:annotation math:encoding="StarMath 5.0">alignl b left( sum^2 x y-sum x^2 sum y^2 right)left(sum^2 x-N sum x^2 right)+left(sum x^2 sum x^, y-sum x^, x sum x y right)left( sum^2 x-N sum x^2 right) newline
alignl -b left(sum x sum x y-sum x^2 sum y right)left(sum x sum x y-sum x^2 sum y right)-left(sum x^2 sum x^,-sum x sum x x^,right)left(sum x sum x y-sum x^2 sum y right)=0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subsup>
              <math:mi>x</math:mi>
              <math:mi>n</math:mi>
              <math:mi>,</math:mi>
            </math:msubsup>
          </math:mtr>
          <math:mtr>
            <math:msubsup>
              <math:mi>y</math:mi>
              <math:mi>n</math:mi>
              <math:mi>,</math:mi>
            </math:msubsup>
          </math:mtr>
        </math:mtable>
      </math:mfenced>
      <math:mo math:stretchy="false">←</math:mo>
      <math:mfenced math:open="" math:close="">
        <math:mtable>
          <math:mtr>
            <math:msub>
              <math:mi>x</math:mi>
              <math:mi>n</math:mi>
            </math:msub>
          </math:mtr>
          <math:mtr>
            <math:msub>
              <math:mi>y</math:mi>
              <math:mi>n</math:mi>
            </math:msub>
          </math:mtr>
        </math:mtable>
      </math:mfenced>
    </math:mrow>
    <math:annotation math:encoding="StarMath 5.0">left ( stack{x_n^,#y_n^,} right ) leftarrow left ( stack{x_{n}#y_{n}} right 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b</math:mi>
            <math:mfenced math:open="" math:close="">
              <math:mrow>
                <math:mrow>
                  <math:mo math:stretchy="false">−</math:mo>
                  <math:mi>N</math:mi>
                </math:mrow>
                <math:mrow>
                  <math:mo math:stretchy="false">∑</math:mo>
                  <math:msup>
                    <math:mi>x</math:mi>
                    <math:mn>2</math:mn>
                  </math:msup>
                </math:mrow>
                <math:mrow>
                  <math:msup>
                    <math:mo math:stretchy="false">∑</math:mo>
                    <math:mn>2</math:mn>
                  </math:msup>
                  <math:mi>x</math:mi>
                </math:mrow>
                <math:mrow>
                  <math:mi>y</math:mi>
                  <math:mo math:stretchy="false">−</math:mo>
                  <math:mrow>
                    <math:msup>
                      <math:mo math:stretchy="false">∑</math:mo>
                      <math:mn>2</math:mn>
                    </math:msup>
                    <math:mi>x</math:mi>
                  </math:mrow>
                </math:mrow>
                <math:mrow>
                  <math:mo math:stretchy="false">∑</math:mo>
                  <math:msup>
                    <math:mi>x</math:mi>
                    <math:mn>2</math:mn>
                  </math:msup>
                </math:mrow>
                <math:mrow>
                  <math:mrow>
                    <math:mo math:stretchy="false">∑</math:mo>
                    <math:msup>
                      <math:mi>y</math:mi>
                      <math:mn>2</math:mn>
                    </math:msup>
                  </math:mrow>
                  <math:mo math:stretchy="false">+</math:mo>
                  <math:mi>N</math:mi>
                </math:mrow>
                <math:mrow>
                  <math:msup>
                    <math:mo math:stretchy="false">∑</math:mo>
                    <math:mn>2</math:mn>
                  </math:msup>
                  <math:msup>
                    <math:mi>x</math:mi>
                    <math:mn>2</math:mn>
                  </math:msup>
                </math:mrow>
                <math:mrow>
                  <math:mrow>
                    <math:mo math:stretchy="false">∑</math:mo>
                    <math:msup>
                      <math:mi>y</math:mi>
                      <math:mn>2</math:mn>
                    </math:msup>
                  </math:mrow>
                  <math:mo math:stretchy="false">+</math:mo>
                  <math:mn>2</math:mn>
                </math:mrow>
                <math:mrow>
                  <math:mo math:stretchy="false">∑</math:mo>
                  <math:mi>x</math:mi>
                </math:mrow>
                <math:mrow>
                  <math:mo math:stretchy="false">∑</math:mo>
                  <math:mi>y</math:mi>
                </math:mrow>
                <math:mrow>
                  <math:mo math:stretchy="false">∑</math:mo>
                  <math:msup>
                    <math:mi>x</math:mi>
                    <math:mn>2</math:mn>
                  </math:msup>
                </math:mrow>
                <math:mrow>
                  <math:mo math:stretchy="false">∑</math:mo>
                  <math:mi>x</math:mi>
                </math:mrow>
                <math:mrow>
                  <math:mi>y</math:mi>
                  <math:mo math:stretchy="false">−</math:mo>
                  <math:mrow>
                    <math:msup>
                      <math:mo math:stretchy="false">∑</math:mo>
                      <math:mn>2</math:mn>
                    </math:msup>
                    <math:msup>
                      <math:mi>x</math:mi>
                      <math:mn>2</math:mn>
                    </math:msup>
                  </math:mrow>
                </math:mrow>
                <math:mrow>
                  <math:msup>
                    <math:mo math:stretchy="false">∑</math:mo>
                    <math:mn>2</math:mn>
                  </math:msup>
                  <math:mi>y</math:mi>
                </math:mrow>
              </math:mrow>
            </math:mfenced>
          </math:mrow>
        </math:mrow>
      </math:mtr>
      <math:mtr>
        <math:mrow>
          <math:mrow>
            <math:mrow>
              <math:mo math:stretchy="false">+</math:mo>
              <math:mrow>
                <math:msup>
                  <math:mo math:stretchy="false">∑</math:mo>
                  <math:mn>2</math:mn>
                </math:msup>
                <math:mi>x</math:mi>
              </math:mrow>
            </math:mrow>
            <math:mrow>
              <math:mo math:stretchy="false">∑</math:mo>
              <math:msup>
                <math:mi>x</math:mi>
                <math:mn>2</math:mn>
              </math:msup>
            </math:mrow>
            <math:mrow>
              <math:mo math:stretchy="false">∑</math:mo>
              <math:msup>
                <math:mi>x</math:mi>
                <math:mi>,</math:mi>
              </math:msup>
            </math:mrow>
            <math:mrow>
              <math:mi>y</math:mi>
              <math:mo math:stretchy="false">−</math:mo>
              <math:mi>N</math:mi>
            </math:mrow>
            <math:mrow>
              <math:msup>
                <math:mo math:stretchy="false">∑</math:mo>
                <math:mn>2</math:mn>
              </math:msup>
              <math:msup>
                <math:mi>x</math:mi>
                <math:mn>2</math:mn>
              </math:msup>
            </math:mrow>
            <math:mrow>
              <math:mo math:stretchy="false">∑</math:mo>
              <math:msup>
                <math:mi>x</math:mi>
                <math:mi>,</math:mi>
              </math:msup>
            </math:mrow>
            <math:mrow>
              <math:mi>y</math:mi>
              <math:mo math:stretchy="false">+</math:mo>
              <math:mi>N</math:mi>
            </math:mrow>
            <math:mrow>
              <math:mo math:stretchy="false">∑</math:mo>
              <math:msup>
                <math:mi>x</math:mi>
                <math:mn>2</math:mn>
              </math:msup>
            </math:mrow>
            <math:mrow>
              <math:mo math:stretchy="false">∑</math:mo>
              <math:mi>x</math:mi>
            </math:mrow>
            <math:mi>y</math:mi>
            <math:mrow>
              <math:mo math:stretchy="false">∑</math:mo>
              <math:msup>
                <math:mi>x</math:mi>
                <math:mi>,</math:mi>
              </math:msup>
            </math:mrow>
            <math:mrow>
              <math:mi>x</math:mi>
              <math:mo math:stretchy="false">−</math:mo>
              <math:mrow>
                <math:mo math:stretchy="false">∑</math:mo>
                <math:mi>x</math:mi>
              </math:mrow>
            </math:mrow>
            <math:mrow>
              <math:mo math:stretchy="false">∑</math:mo>
              <math:msup>
                <math:mi>x</math:mi>
                <math:mi>,</math:mi>
              </math:msup>
            </math:mrow>
            <math:mrow>
              <math:mo math:stretchy="false">∑</math:mo>
              <math:msup>
                <math:mi>x</math:mi>
                <math:mn>2</math:mn>
              </math:msup>
            </math:mrow>
            <math:mrow>
              <math:mo math:stretchy="false">∑</math:mo>
              <math:mi>x</math:mi>
            </math:mrow>
            <math:mrow>
              <math:mi>y</math:mi>
              <math:mo math:stretchy="false">+</math:mo>
              <math:mrow>
                <math:msup>
                  <math:mo math:stretchy="false">∑</math:mo>
                  <math:mn>2</math:mn>
                </math:msup>
                <math:msup>
                  <math:mi>x</math:mi>
                  <math:mn>2</math:mn>
                </math:msup>
              </math:mrow>
            </math:mrow>
            <math:mrow>
              <math:mo math:stretchy="false">∑</math:mo>
              <math:msup>
                <math:mi>x</math:mi>
                <math:mi>,</math:mi>
              </math:msup>
            </math:mrow>
            <math:mrow>
              <math:mrow>
                <math:mo math:stretchy="false">∑</math:mo>
                <math:mi>y</math:mi>
              </math:mrow>
              <math:mo math:stretchy="false">−</math:mo>
              <math:mrow>
                <math:mo math:stretchy="false">∑</math:mo>
                <math:mi>x</math:mi>
              </math:mrow>
            </math:mrow>
            <math:mrow>
              <math:mo math:stretchy="false">∑</math:mo>
              <math:mi>y</math:mi>
            </math:mrow>
            <math:mrow>
              <math:mo math:stretchy="false">∑</math:mo>
              <math:msup>
                <math:mi>x</math:mi>
                <math:mn>2</math:mn>
              </math:msup>
            </math:mrow>
            <math:mrow>
              <math:mo math:stretchy="false">∑</math:mo>
              <math:mi>x</math:mi>
            </math:mrow>
            <math:mrow>
              <math:msup>
                <math:mi>x</math:mi>
                <math:mi>,</math:mi>
              </math:msup>
              <math:mo math:stretchy="false">=</math:mo>
              <math:mn>0</math:mn>
            </math:mrow>
          </math:mrow>
        </math:mrow>
      </math:mtr>
    </math:mtable>
    <math:annotation math:encoding="StarMath 5.0">alignl b left(-N overstrike{sum x^2}sum^2 x y-sum^2 x overstrike{sum x^2}sum y^2+N sum^{overstrike{2}}x^2 sum y^2+2 sum x sum y overstrike{sum x^2} sum x y-sum^{overstrike{2}}x^2 sum^2 y right) newline
alignl +sum^2 x overstrike{sum x^2} sum x^, y-N sum^{overstrike{2}} x^2 sum x^, y+N overstrike{sum x^2}sum x y sum x^, x-sum x sum x^, overstrike{sum x^2} sum x y+sum^{overstrike{2}} x^2 sum x^, sum y-sum x sum y overstrike{sum x^2} sum x x^,=0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=</math:mo>
      <math:mfrac>
        <math:mrow>
          <math:mrow>
            <math:msup>
              <math:mo math:stretchy="false">∑</math:mo>
              <math:mn>2</math:mn>
            </math:msup>
            <math:mi>x</math:mi>
          </math:mrow>
          <math:mrow>
            <math:mo math:stretchy="false">∑</math:mo>
            <math:msup>
              <math:mi>x</math:mi>
              <math:mi>,</math:mi>
            </math:msup>
          </math:mrow>
          <math:mrow>
            <math:mi>y</math:mi>
            <math:mo math:stretchy="false">−</math:mo>
            <math:mi>N</math:mi>
          </math:mrow>
          <math:mrow>
            <math:mo math:stretchy="false">∑</math:mo>
            <math:msup>
              <math:mi>x</math:mi>
              <math:mn>2</math:mn>
            </math:msup>
          </math:mrow>
          <math:mrow>
            <math:mo math:stretchy="false">∑</math:mo>
            <math:msup>
              <math:mi>x</math:mi>
              <math:mi>,</math:mi>
            </math:msup>
          </math:mrow>
          <math:mrow>
            <math:mi>y</math:mi>
            <math:mo math:stretchy="false">+</math:mo>
            <math:mi>N</math:mi>
          </math:mrow>
          <math:mrow>
            <math:mo math:stretchy="false">∑</math:mo>
            <math:mi>x</math:mi>
          </math:mrow>
          <math:mi>y</math:mi>
          <math:mrow>
            <math:mo math:stretchy="false">∑</math:mo>
            <math:msup>
              <math:mi>x</math:mi>
              <math:mi>,</math:mi>
            </math:msup>
          </math:mrow>
          <math:mrow>
            <math:mi>x</math:mi>
            <math:mo math:stretchy="false">−</math:mo>
            <math:mrow>
              <math:mo math:stretchy="false">∑</math:mo>
              <math:mi>x</math:mi>
            </math:mrow>
          </math:mrow>
          <math:mrow>
            <math:mo math:stretchy="false">∑</math:mo>
            <math:msup>
              <math:mi>x</math:mi>
              <math:mi>,</math:mi>
            </math:msup>
          </math:mrow>
          <math:mrow>
            <math:mo math:stretchy="false">∑</math:mo>
            <math:mi>x</math:mi>
          </math:mrow>
          <math:mrow>
            <math:mi>y</math:mi>
            <math:mo math:stretchy="false">+</math:mo>
            <math:mrow>
              <math:mo math:stretchy="false">∑</math:mo>
              <math:msup>
                <math:mi>x</math:mi>
                <math:mn>2</math:mn>
              </math:msup>
            </math:mrow>
          </math:mrow>
          <math:mrow>
            <math:mo math:stretchy="false">∑</math:mo>
            <math:msup>
              <math:mi>x</math:mi>
              <math:mi>,</math:mi>
            </math:msup>
          </math:mrow>
          <math:mrow>
            <math:mrow>
              <math:mo math:stretchy="false">∑</math:mo>
              <math:mi>y</math:mi>
            </math:mrow>
            <math:mo math:stretchy="false">−</math:mo>
            <math:mrow>
              <math:mo math:stretchy="false">∑</math:mo>
              <math:mi>x</math:mi>
            </math:mrow>
          </math:mrow>
          <math:mrow>
            <math:mo math:stretchy="false">∑</math:mo>
            <math:mi>y</math:mi>
          </math:mrow>
          <math:mrow>
            <math:mo math:stretchy="false">∑</math:mo>
            <math:mi>x</math:mi>
          </math:mrow>
          <math:msup>
            <math:mi>x</math:mi>
            <math:mi>,</math:mi>
          </math:msup>
        </math:mrow>
        <math:mrow>
          <math:mi>N</math:mi>
          <math:mrow>
            <math:msup>
              <math:mo math:stretchy="false">∑</math:mo>
              <math:mn>2</math:mn>
            </math:msup>
            <math:mi>x</math:mi>
          </math:mrow>
          <math:mrow>
            <math:mi>y</math:mi>
            <math:mo math:stretchy="false">−</math:mo>
            <math:mi>N</math:mi>
          </math:mrow>
          <math:mrow>
            <math:mo math:stretchy="false">∑</math:mo>
            <math:msup>
              <math:mi>x</math:mi>
              <math:mn>2</math:mn>
            </math:msup>
          </math:mrow>
          <math:mrow>
            <math:mrow>
              <math:mo math:stretchy="false">∑</math:mo>
              <math:msup>
                <math:mi>y</math:mi>
                <math:mn>2</math:mn>
              </math:msup>
            </math:mrow>
            <math:mo math:stretchy="false">+</math:mo>
            <math:mrow>
              <math:msup>
                <math:mo math:stretchy="false">∑</math:mo>
                <math:mn>2</math:mn>
              </math:msup>
              <math:mi>x</math:mi>
            </math:mrow>
          </math:mrow>
          <math:mrow>
            <math:mrow>
              <math:mo math:stretchy="false">∑</math:mo>
              <math:msup>
                <math:mi>y</math:mi>
                <math:mn>2</math:mn>
              </math:msup>
            </math:mrow>
            <math:mo math:stretchy="false">+</math:mo>
            <math:mrow>
              <math:mo math:stretchy="false">∑</math:mo>
              <math:msup>
                <math:mi>x</math:mi>
                <math:mn>2</math:mn>
              </math:msup>
            </math:mrow>
          </math:mrow>
          <math:mrow>
            <math:mrow>
              <math:msup>
                <math:mo math:stretchy="false">∑</math:mo>
                <math:mn>2</math:mn>
              </math:msup>
              <math:mi>y</math:mi>
            </math:mrow>
            <math:mo math:stretchy="false">−</math:mo>
            <math:mn>2</math:mn>
          </math:mrow>
          <math:mrow>
            <math:mo math:stretchy="false">∑</math:mo>
            <math:mi>x</math:mi>
          </math:mrow>
          <math:mrow>
            <math:mo math:stretchy="false">∑</math:mo>
            <math:mi>y</math:mi>
          </math:mrow>
          <math:mrow>
            <math:mo math:stretchy="false">∑</math:mo>
            <math:mi>x</math:mi>
          </math:mrow>
          <math:mi>y</math:mi>
        </math:mrow>
      </math:mfrac>
    </math:mrow>
    <math:annotation math:encoding="StarMath 5.0">b ={sum^2 x sum x^, y-N sum x^2 sum x^, y+N sum x y sum x^, x-sum x sum x^, sum x y+sum x^2 sum x^, sum y-sum x sum y sum x x^,} over
{N sum^2 x y-N sum x^2 sum y^2+sum^2 x sum y^2+sum x^2 sum^2 y-2 sum x sum y sum x y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c</math:mi>
            <math:mfenced math:open="" math:close="">
              <math:mrow>
                <math:mrow>
                  <math:mo math:stretchy="false">∑</math:mo>
                  <math:mi>x</math:mi>
                </math:mrow>
                <math:mrow>
                  <math:mrow>
                    <math:mo math:stretchy="false">∑</math:mo>
                    <math:mi math:fontstyle="italic">xy</math:mi>
                  </math:mrow>
                  <math:mo math:stretchy="false">−</math:mo>
                  <math:mrow>
                    <math:mo math:stretchy="false">∑</math:mo>
                    <math:msup>
                      <math:mi>x</math:mi>
                      <math:mn>2</math:mn>
                    </math:msup>
                  </math:mrow>
                </math:mrow>
                <math:mrow>
                  <math:msup>
                    <math:mo math:stretchy="false">∑</math:mo>
                    <math:mn>2</math:mn>
                  </math:msup>
                  <math:mi>x</math:mi>
                </math:mrow>
                <math:mi>y</math:mi>
              </math:mrow>
            </math:mfenced>
            <math:mrow>
              <math:mfenced math:open="" math:close="">
                <math:mrow>
                  <math:mrow>
                    <math:mo math:stretchy="false">∑</math:mo>
                    <math:mi>x</math:mi>
                  </math:mrow>
                  <math:mrow>
                    <math:mrow>
                      <math:mo math:stretchy="false">∑</math:mo>
                      <math:mi math:fontstyle="italic">xy</math:mi>
                    </math:mrow>
                    <math:mo math:stretchy="false">−</math:mo>
                    <math:mrow>
                      <math:mo math:stretchy="false">∑</math:mo>
                      <math:msup>
                        <math:mi>x</math:mi>
                        <math:mn>2</math:mn>
                      </math:msup>
                    </math:mrow>
                  </math:mrow>
                  <math:mrow>
                    <math:msup>
                      <math:mo math:stretchy="false">∑</math:mo>
                      <math:mn>2</math:mn>
                    </math:msup>
                    <math:mi>x</math:mi>
                  </math:mrow>
                  <math:mi>y</math:mi>
                </math:mrow>
              </math:mfenced>
              <math:mo math:stretchy="false">+</math:mo>
              <math:mfenced math:open="" math:close="">
                <math:mrow>
                  <math:mrow>
                    <math:mo math:stretchy="false">∑</math:mo>
                    <math:msup>
                      <math:mi>x</math:mi>
                      <math:mn>2</math:mn>
                    </math:msup>
                  </math:mrow>
                  <math:mrow>
                    <math:mo math:stretchy="false">∑</math:mo>
                    <math:msup>
                      <math:mi>x</math:mi>
                      <math:mi>,</math:mi>
                    </math:msup>
                  </math:mrow>
                  <math:mrow>
                    <math:mi>y</math:mi>
                    <math:mo math:stretchy="false">−</math:mo>
                    <math:mrow>
                      <math:mo math:stretchy="false">∑</math:mo>
                      <math:msup>
                        <math:mi>x</math:mi>
                        <math:mi>,</math:mi>
                      </math:msup>
                    </math:mrow>
                  </math:mrow>
                  <math:mi>x</math:mi>
                  <math:mrow>
                    <math:mo math:stretchy="false">∑</math:mo>
                    <math:mi>x</math:mi>
                  </math:mrow>
                  <math:mi>y</math:mi>
                </math:mrow>
              </math:mfenced>
            </math:mrow>
            <math:mfenced math:open="" math:close="">
              <math:mrow>
                <math:mrow>
                  <math:mo math:stretchy="false">∑</math:mo>
                  <math:mi>x</math:mi>
                </math:mrow>
                <math:mrow>
                  <math:mo math:stretchy="false">∑</math:mo>
                  <math:mi>x</math:mi>
                </math:mrow>
                <math:mrow>
                  <math:mi>y</math:mi>
                  <math:mo math:stretchy="false">−</math:mo>
                  <math:mrow>
                    <math:mo math:stretchy="false">∑</math:mo>
                    <math:msup>
                      <math:mi>x</math:mi>
                      <math:mn>2</math:mn>
                    </math:msup>
                  </math:mrow>
                </math:mrow>
                <math:mrow>
                  <math:mo math:stretchy="false">∑</math:mo>
                  <math:mi>y</math:mi>
                </math:mrow>
              </math:mrow>
            </math:mfenced>
          </math:mrow>
        </math:mrow>
      </math:mtr>
      <math:mtr>
        <math:mrow>
          <math:mrow>
            <math:mrow>
              <math:mo math:stretchy="false">−</math:mo>
              <math:mi>c</math:mi>
            </math:mrow>
            <math:mfenced math:open="" math:close="">
              <math:mrow>
                <math:mrow>
                  <math:mrow>
                    <math:msup>
                      <math:mo math:stretchy="false">∑</math:mo>
                      <math:mn>2</math:mn>
                    </math:msup>
                    <math:mi>x</math:mi>
                  </math:mrow>
                  <math:mo math:stretchy="false">−</math:mo>
                  <math:mi>N</math:mi>
                </math:mrow>
                <math:mrow>
                  <math:mo math:stretchy="false">∑</math:mo>
                  <math:msup>
                    <math:mi>x</math:mi>
                    <math:mn>2</math:mn>
                  </math:msup>
                </math:mrow>
              </math:mrow>
            </math:mfenced>
            <math:mrow>
              <math:mfenced math:open="" math:close="">
                <math:mrow>
                  <math:mrow>
                    <math:msup>
                      <math:mo math:stretchy="false">∑</math:mo>
                      <math:mn>2</math:mn>
                    </math:msup>
                    <math:mi>x</math:mi>
                  </math:mrow>
                  <math:mrow>
                    <math:mi>y</math:mi>
                    <math:mo math:stretchy="false">−</math:mo>
                    <math:mrow>
                      <math:mo math:stretchy="false">∑</math:mo>
                      <math:msup>
                        <math:mi>x</math:mi>
                        <math:mn>2</math:mn>
                      </math:msup>
                    </math:mrow>
                  </math:mrow>
                  <math:mrow>
                    <math:mo math:stretchy="false">∑</math:mo>
                    <math:msup>
                      <math:mi>y</math:mi>
                      <math:mn>2</math:mn>
                    </math:msup>
                  </math:mrow>
                </math:mrow>
              </math:mfenced>
              <math:mo math:stretchy="false">−</math:mo>
              <math:mfenced math:open="" math:close="">
                <math:mrow>
                  <math:mrow>
                    <math:mo math:stretchy="false">∑</math:mo>
                    <math:msup>
                      <math:mi>x</math:mi>
                      <math:mn>2</math:mn>
                    </math:msup>
                  </math:mrow>
                  <math:mrow>
                    <math:mrow>
                      <math:mo math:stretchy="false">∑</math:mo>
                      <math:msup>
                        <math:mi>x</math:mi>
                        <math:mi>,</math:mi>
                      </math:msup>
                    </math:mrow>
                    <math:mo math:stretchy="false">−</math:mo>
                    <math:mrow>
                      <math:mo math:stretchy="false">∑</math:mo>
                      <math:mi>x</math:mi>
                    </math:mrow>
                  </math:mrow>
                  <math:mrow>
                    <math:mo math:stretchy="false">∑</math:mo>
                    <math:mi>x</math:mi>
                  </math:mrow>
                  <math:msup>
                    <math:mi>x</math:mi>
                    <math:mi>,</math:mi>
                  </math:msup>
                </math:mrow>
              </math:mfenced>
            </math:mrow>
            <math:mrow>
              <math:mfenced math:open="" math:close="">
                <math:mrow>
                  <math:mrow>
                    <math:msup>
                      <math:mo math:stretchy="false">∑</math:mo>
                      <math:mn>2</math:mn>
                    </math:msup>
                    <math:mi>x</math:mi>
                  </math:mrow>
                  <math:mrow>
                    <math:mi>y</math:mi>
                    <math:mo math:stretchy="false">−</math:mo>
                    <math:mrow>
                      <math:mo math:stretchy="false">∑</math:mo>
                      <math:msup>
                        <math:mi>x</math:mi>
                        <math:mn>2</math:mn>
                      </math:msup>
                    </math:mrow>
                  </math:mrow>
                  <math:mrow>
                    <math:mo math:stretchy="false">∑</math:mo>
                    <math:msup>
                      <math:mi>y</math:mi>
                      <math:mn>2</math:mn>
                    </math:msup>
                  </math:mrow>
                </math:mrow>
              </math:mfenced>
              <math:mo math:stretchy="false">=</math:mo>
              <math:mn>0</math:mn>
            </math:mrow>
          </math:mrow>
        </math:mrow>
      </math:mtr>
    </math:mtable>
    <math:annotation math:encoding="StarMath 5.0">alignl c left(sum x sum xy-sum x^2 sum^2 x y right)left(sum x sum xy-sum x^2 sum^2 x y right)+left(sum x^2 sum x^, y-sum x^, x sum x y right)left(sum x sum x y-sum x^2 sum y right) newline
alignl -c left(sum^2 x-N sum x^2 right)left(sum^2 x y-sum x^2 sum y^2 right)-left(sum x^2 sum x^, -sum x sum x x^, right)left(sum^2 x y-sum x^2 sum y^2 right)=0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c</math:mi>
            <math:mfenced math:open="" math:close="">
              <math:mrow>
                <math:mrow>
                  <math:mo math:stretchy="false">−</math:mo>
                  <math:mn>2</math:mn>
                </math:mrow>
                <math:mrow>
                  <math:mo math:stretchy="false">∑</math:mo>
                  <math:mi>x</math:mi>
                </math:mrow>
                <math:mrow>
                  <math:mo math:stretchy="false">∑</math:mo>
                  <math:mi>y</math:mi>
                </math:mrow>
                <math:mrow>
                  <math:mo math:stretchy="false">∑</math:mo>
                  <math:msup>
                    <math:mi>x</math:mi>
                    <math:mn>2</math:mn>
                  </math:msup>
                </math:mrow>
                <math:mrow>
                  <math:mo math:stretchy="false">∑</math:mo>
                  <math:mi>x</math:mi>
                </math:mrow>
                <math:mrow>
                  <math:mi>y</math:mi>
                  <math:mo math:stretchy="false">+</math:mo>
                  <math:mrow>
                    <math:msup>
                      <math:mo math:stretchy="false">∑</math:mo>
                      <math:mn>2</math:mn>
                    </math:msup>
                    <math:msup>
                      <math:mi>x</math:mi>
                      <math:mn>2</math:mn>
                    </math:msup>
                  </math:mrow>
                </math:mrow>
                <math:mrow>
                  <math:mrow>
                    <math:msup>
                      <math:mo math:stretchy="false">∑</math:mo>
                      <math:mn>2</math:mn>
                    </math:msup>
                    <math:mi>y</math:mi>
                  </math:mrow>
                  <math:mo math:stretchy="false">+</math:mo>
                  <math:mrow>
                    <math:msup>
                      <math:mo math:stretchy="false">∑</math:mo>
                      <math:mn>2</math:mn>
                    </math:msup>
                    <math:mi>x</math:mi>
                  </math:mrow>
                </math:mrow>
                <math:mrow>
                  <math:mo math:stretchy="false">∑</math:mo>
                  <math:msup>
                    <math:mi>x</math:mi>
                    <math:mn>2</math:mn>
                  </math:msup>
                </math:mrow>
                <math:mrow>
                  <math:mrow>
                    <math:mo math:stretchy="false">∑</math:mo>
                    <math:msup>
                      <math:mi>y</math:mi>
                      <math:mn>2</math:mn>
                    </math:msup>
                  </math:mrow>
                  <math:mo math:stretchy="false">+</math:mo>
                  <math:mi>N</math:mi>
                </math:mrow>
                <math:mrow>
                  <math:mo math:stretchy="false">∑</math:mo>
                  <math:msup>
                    <math:mi>x</math:mi>
                    <math:mn>2</math:mn>
                  </math:msup>
                </math:mrow>
                <math:mrow>
                  <math:msup>
                    <math:mo math:stretchy="false">∑</math:mo>
                    <math:mn>2</math:mn>
                  </math:msup>
                  <math:mi>x</math:mi>
                </math:mrow>
                <math:mrow>
                  <math:mi>y</math:mi>
                  <math:mo math:stretchy="false">−</math:mo>
                  <math:mi>N</math:mi>
                </math:mrow>
                <math:mrow>
                  <math:msup>
                    <math:mo math:stretchy="false">∑</math:mo>
                    <math:mn>2</math:mn>
                  </math:msup>
                  <math:msup>
                    <math:mi>x</math:mi>
                    <math:mn>2</math:mn>
                  </math:msup>
                </math:mrow>
                <math:mrow>
                  <math:mo math:stretchy="false">∑</math:mo>
                  <math:msup>
                    <math:mi>y</math:mi>
                    <math:mn>2</math:mn>
                  </math:msup>
                </math:mrow>
              </math:mrow>
            </math:mfenced>
          </math:mrow>
        </math:mrow>
      </math:mtr>
      <math:mtr>
        <math:mrow>
          <math:mrow>
            <math:mrow>
              <math:mo math:stretchy="false">+</math:mo>
              <math:mrow>
                <math:mo math:stretchy="false">∑</math:mo>
                <math:mi>x</math:mi>
              </math:mrow>
            </math:mrow>
            <math:mrow>
              <math:mo math:stretchy="false">∑</math:mo>
              <math:msup>
                <math:mi>x</math:mi>
                <math:mn>2</math:mn>
              </math:msup>
            </math:mrow>
            <math:mrow>
              <math:mo math:stretchy="false">∑</math:mo>
              <math:mi>x</math:mi>
            </math:mrow>
            <math:mi>y</math:mi>
            <math:mrow>
              <math:mo math:stretchy="false">∑</math:mo>
              <math:msup>
                <math:mi>x</math:mi>
                <math:mi>,</math:mi>
              </math:msup>
            </math:mrow>
            <math:mrow>
              <math:mi>y</math:mi>
              <math:mo math:stretchy="false">−</math:mo>
              <math:mrow>
                <math:msup>
                  <math:mo math:stretchy="false">∑</math:mo>
                  <math:mn>2</math:mn>
                </math:msup>
                <math:msup>
                  <math:mi>x</math:mi>
                  <math:mn>2</math:mn>
                </math:msup>
              </math:mrow>
            </math:mrow>
            <math:mrow>
              <math:mo math:stretchy="false">∑</math:mo>
              <math:mi>y</math:mi>
            </math:mrow>
            <math:mrow>
              <math:mo math:stretchy="false">∑</math:mo>
              <math:msup>
                <math:mi>x</math:mi>
                <math:mi>,</math:mi>
              </math:msup>
            </math:mrow>
            <math:mrow>
              <math:mi>y</math:mi>
              <math:mo math:stretchy="false">+</math:mo>
              <math:mrow>
                <math:mo math:stretchy="false">∑</math:mo>
                <math:msup>
                  <math:mi>x</math:mi>
                  <math:mn>2</math:mn>
                </math:msup>
              </math:mrow>
            </math:mrow>
            <math:mrow>
              <math:mo math:stretchy="false">∑</math:mo>
              <math:mi>y</math:mi>
            </math:mrow>
            <math:mrow>
              <math:mo math:stretchy="false">∑</math:mo>
              <math:msup>
                <math:mi>x</math:mi>
                <math:mi>,</math:mi>
              </math:msup>
            </math:mrow>
            <math:mi>x</math:mi>
            <math:mrow>
              <math:mo math:stretchy="false">∑</math:mo>
              <math:mi>x</math:mi>
            </math:mrow>
            <math:mrow>
              <math:mi>y</math:mi>
              <math:mo math:stretchy="false">−</math:mo>
              <math:mrow>
                <math:mo math:stretchy="false">∑</math:mo>
                <math:msup>
                  <math:mi>x</math:mi>
                  <math:mn>2</math:mn>
                </math:msup>
              </math:mrow>
            </math:mrow>
            <math:mrow>
              <math:mo math:stretchy="false">∑</math:mo>
              <math:msup>
                <math:mi>x</math:mi>
                <math:mi>,</math:mi>
              </math:msup>
            </math:mrow>
            <math:mrow>
              <math:msup>
                <math:mo math:stretchy="false">∑</math:mo>
                <math:mn>2</math:mn>
              </math:msup>
              <math:mi>x</math:mi>
            </math:mrow>
            <math:mrow>
              <math:mi>y</math:mi>
              <math:mo math:stretchy="false">+</math:mo>
              <math:mrow>
                <math:msup>
                  <math:mo math:stretchy="false">∑</math:mo>
                  <math:mn>2</math:mn>
                </math:msup>
                <math:msup>
                  <math:mi>x</math:mi>
                  <math:mn>2</math:mn>
                </math:msup>
              </math:mrow>
            </math:mrow>
            <math:mrow>
              <math:mo math:stretchy="false">∑</math:mo>
              <math:msup>
                <math:mi>y</math:mi>
                <math:mn>2</math:mn>
              </math:msup>
            </math:mrow>
            <math:mrow>
              <math:mrow>
                <math:mo math:stretchy="false">∑</math:mo>
                <math:msup>
                  <math:mi>x</math:mi>
                  <math:mi>,</math:mi>
                </math:msup>
              </math:mrow>
              <math:mo math:stretchy="false">−</math:mo>
              <math:mrow>
                <math:mo math:stretchy="false">∑</math:mo>
                <math:mi>x</math:mi>
              </math:mrow>
            </math:mrow>
            <math:mrow>
              <math:mo math:stretchy="false">∑</math:mo>
              <math:msup>
                <math:mi>x</math:mi>
                <math:mn>2</math:mn>
              </math:msup>
            </math:mrow>
            <math:mrow>
              <math:mo math:stretchy="false">∑</math:mo>
              <math:msup>
                <math:mi>y</math:mi>
                <math:mn>2</math:mn>
              </math:msup>
            </math:mrow>
            <math:mrow>
              <math:mo math:stretchy="false">∑</math:mo>
              <math:mi>x</math:mi>
            </math:mrow>
            <math:msup>
              <math:mi>x</math:mi>
              <math:mi>,</math:mi>
            </math:msup>
          </math:mrow>
        </math:mrow>
      </math:mtr>
    </math:mtable>
    <math:annotation math:encoding="StarMath 5.0">alignl c left(-2 sum x sum y overstrike{sum x^2}sum x y+sum^{overstrike{2}} x^2 sum^2 y+sum^2 x overstrike{sum x^2} sum y^2+N overstrike{sum x^2} sum^2 x y-N sum^overstrike{2} x^2 sum y^2 right) newline
alignl +sum x overstrike{sum x^2} sum x y sum x^, y-sum^overstrike{2} x^2 sum y sum x^, y+overstrike{sum x^2} sum y sum x^, x sum x y-overstrike{sum x^2} sum x^, sum^2 x y+sum^overstrike{2} x^2 sum y^2 sum x^,-sum x overstrike{sum x^2} sum y^2 sum x x^,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i>c</math:mi>
      <math:mo math:stretchy="false">=</math:mo>
      <math:mfrac>
        <math:mrow>
          <math:mrow>
            <math:mo math:stretchy="false">∑</math:mo>
            <math:mi>x</math:mi>
          </math:mrow>
          <math:mrow>
            <math:mo math:stretchy="false">∑</math:mo>
            <math:mi>x</math:mi>
          </math:mrow>
          <math:mi>y</math:mi>
          <math:mrow>
            <math:mo math:stretchy="false">∑</math:mo>
            <math:msup>
              <math:mi>x</math:mi>
              <math:mi>,</math:mi>
            </math:msup>
          </math:mrow>
          <math:mrow>
            <math:mi>y</math:mi>
            <math:mo math:stretchy="false">−</math:mo>
            <math:mrow>
              <math:mo math:stretchy="false">∑</math:mo>
              <math:msup>
                <math:mi>x</math:mi>
                <math:mn>2</math:mn>
              </math:msup>
            </math:mrow>
          </math:mrow>
          <math:mrow>
            <math:mo math:stretchy="false">∑</math:mo>
            <math:mi>y</math:mi>
          </math:mrow>
          <math:mrow>
            <math:mo math:stretchy="false">∑</math:mo>
            <math:msup>
              <math:mi>x</math:mi>
              <math:mi>,</math:mi>
            </math:msup>
          </math:mrow>
          <math:mrow>
            <math:mi>y</math:mi>
            <math:mo math:stretchy="false">+</math:mo>
            <math:mrow>
              <math:mo math:stretchy="false">∑</math:mo>
              <math:mi>y</math:mi>
            </math:mrow>
          </math:mrow>
          <math:mrow>
            <math:mo math:stretchy="false">∑</math:mo>
            <math:msup>
              <math:mi>x</math:mi>
              <math:mi>,</math:mi>
            </math:msup>
          </math:mrow>
          <math:mi>x</math:mi>
          <math:mrow>
            <math:mo math:stretchy="false">∑</math:mo>
            <math:mi>x</math:mi>
          </math:mrow>
          <math:mrow>
            <math:mi>y</math:mi>
            <math:mo math:stretchy="false">−</math:mo>
            <math:mrow>
              <math:mo math:stretchy="false">∑</math:mo>
              <math:msup>
                <math:mi>x</math:mi>
                <math:mi>,</math:mi>
              </math:msup>
            </math:mrow>
          </math:mrow>
          <math:mrow>
            <math:msup>
              <math:mo math:stretchy="false">∑</math:mo>
              <math:mn>2</math:mn>
            </math:msup>
            <math:mi>x</math:mi>
          </math:mrow>
          <math:mrow>
            <math:mi>y</math:mi>
            <math:mo math:stretchy="false">+</math:mo>
            <math:mrow>
              <math:mo math:stretchy="false">∑</math:mo>
              <math:msup>
                <math:mi>x</math:mi>
                <math:mn>2</math:mn>
              </math:msup>
            </math:mrow>
          </math:mrow>
          <math:mrow>
            <math:mo math:stretchy="false">∑</math:mo>
            <math:msup>
              <math:mi>y</math:mi>
              <math:mn>2</math:mn>
            </math:msup>
          </math:mrow>
          <math:mrow>
            <math:mrow>
              <math:mo math:stretchy="false">∑</math:mo>
              <math:msup>
                <math:mi>x</math:mi>
                <math:mi>,</math:mi>
              </math:msup>
            </math:mrow>
            <math:mo math:stretchy="false">−</math:mo>
            <math:mrow>
              <math:mo math:stretchy="false">∑</math:mo>
              <math:mi>x</math:mi>
            </math:mrow>
          </math:mrow>
          <math:mrow>
            <math:mo math:stretchy="false">∑</math:mo>
            <math:msup>
              <math:mi>y</math:mi>
              <math:mn>2</math:mn>
            </math:msup>
          </math:mrow>
          <math:mrow>
            <math:mo math:stretchy="false">∑</math:mo>
            <math:mi>x</math:mi>
          </math:mrow>
          <math:msup>
            <math:mi>x</math:mi>
            <math:mi>,</math:mi>
          </math:msup>
        </math:mrow>
        <math:mrow>
          <math:mn>2</math:mn>
          <math:mrow>
            <math:mo math:stretchy="false">∑</math:mo>
            <math:mi>x</math:mi>
          </math:mrow>
          <math:mrow>
            <math:mo math:stretchy="false">∑</math:mo>
            <math:mi>y</math:mi>
          </math:mrow>
          <math:mrow>
            <math:mo math:stretchy="false">∑</math:mo>
            <math:mi>x</math:mi>
          </math:mrow>
          <math:mrow>
            <math:mi>y</math:mi>
            <math:mo math:stretchy="false">−</math:mo>
            <math:mrow>
              <math:mo math:stretchy="false">∑</math:mo>
              <math:msup>
                <math:mi>x</math:mi>
                <math:mn>2</math:mn>
              </math:msup>
            </math:mrow>
          </math:mrow>
          <math:mrow>
            <math:mrow>
              <math:msup>
                <math:mo math:stretchy="false">∑</math:mo>
                <math:mn>2</math:mn>
              </math:msup>
              <math:mi>y</math:mi>
            </math:mrow>
            <math:mo math:stretchy="false">−</math:mo>
            <math:mrow>
              <math:msup>
                <math:mo math:stretchy="false">∑</math:mo>
                <math:mn>2</math:mn>
              </math:msup>
              <math:mi>x</math:mi>
            </math:mrow>
          </math:mrow>
          <math:mrow>
            <math:mrow>
              <math:mo math:stretchy="false">∑</math:mo>
              <math:msup>
                <math:mi>y</math:mi>
                <math:mn>2</math:mn>
              </math:msup>
            </math:mrow>
            <math:mo math:stretchy="false">−</math:mo>
            <math:mi>N</math:mi>
          </math:mrow>
          <math:mrow>
            <math:msup>
              <math:mo math:stretchy="false">∑</math:mo>
              <math:mn>2</math:mn>
            </math:msup>
            <math:mi>x</math:mi>
          </math:mrow>
          <math:mrow>
            <math:mi>y</math:mi>
            <math:mo math:stretchy="false">+</math:mo>
            <math:mi>N</math:mi>
          </math:mrow>
          <math:mrow>
            <math:mo math:stretchy="false">∑</math:mo>
            <math:msup>
              <math:mi>x</math:mi>
              <math:mn>2</math:mn>
            </math:msup>
          </math:mrow>
          <math:mrow>
            <math:mo math:stretchy="false">∑</math:mo>
            <math:msup>
              <math:mi>y</math:mi>
              <math:mn>2</math:mn>
            </math:msup>
          </math:mrow>
        </math:mrow>
      </math:mfrac>
    </math:mrow>
    <math:annotation math:encoding="StarMath 5.0">c={sum x sum x y sum x^, y-sum x^2 sum y sum x^, y+sum y sum x^, x sum x y-sum x^,sum^2 x y+sum x^2 sum y^2 sum x^,-sum x sum y^2 sum x x^,} over {2 sum x sum y sum x y-sum x^2 sum^2 y-sum^2 x sum y^2-N sum^2 x y+N sum x^2 sum y^2 }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>d</math:mi>
      <math:mo math:stretchy="false">=</math:mo>
      <math:mfrac>
        <math:mrow>
          <math:mrow>
            <math:mo math:stretchy="false">∑</math:mo>
            <math:mi>x</math:mi>
          </math:mrow>
          <math:mrow>
            <math:mo math:stretchy="false">∑</math:mo>
            <math:mi>y</math:mi>
          </math:mrow>
          <math:mrow>
            <math:mo math:stretchy="false">∑</math:mo>
            <math:msup>
              <math:mi>y</math:mi>
              <math:mi>,</math:mi>
            </math:msup>
          </math:mrow>
          <math:mrow>
            <math:mi>y</math:mi>
            <math:mo math:stretchy="false">−</math:mo>
            <math:mi>N</math:mi>
          </math:mrow>
          <math:mrow>
            <math:mo math:stretchy="false">∑</math:mo>
            <math:mi>x</math:mi>
          </math:mrow>
          <math:mi>y</math:mi>
          <math:mrow>
            <math:mo math:stretchy="false">∑</math:mo>
            <math:msup>
              <math:mi>y</math:mi>
              <math:mi>,</math:mi>
            </math:msup>
          </math:mrow>
          <math:mrow>
            <math:mi>y</math:mi>
            <math:mo math:stretchy="false">+</math:mo>
            <math:mi>N</math:mi>
          </math:mrow>
          <math:mrow>
            <math:mo math:stretchy="false">∑</math:mo>
            <math:msup>
              <math:mi>y</math:mi>
              <math:mn>2</math:mn>
            </math:msup>
          </math:mrow>
          <math:mrow>
            <math:mo math:stretchy="false">∑</math:mo>
            <math:msup>
              <math:mi>y</math:mi>
              <math:mi>,</math:mi>
            </math:msup>
          </math:mrow>
          <math:mrow>
            <math:mi>x</math:mi>
            <math:mo math:stretchy="false">−</math:mo>
            <math:mrow>
              <math:mo math:stretchy="false">∑</math:mo>
              <math:mi>x</math:mi>
            </math:mrow>
          </math:mrow>
          <math:mrow>
            <math:mo math:stretchy="false">∑</math:mo>
            <math:msup>
              <math:mi>y</math:mi>
              <math:mi>,</math:mi>
            </math:msup>
          </math:mrow>
          <math:mrow>
            <math:mrow>
              <math:mo math:stretchy="false">∑</math:mo>
              <math:msup>
                <math:mi>y</math:mi>
                <math:mn>2</math:mn>
              </math:msup>
            </math:mrow>
            <math:mo math:stretchy="false">+</math:mo>
            <math:mrow>
              <math:mo math:stretchy="false">∑</math:mo>
              <math:msup>
                <math:mi>y</math:mi>
                <math:mi>,</math:mi>
              </math:msup>
            </math:mrow>
          </math:mrow>
          <math:mrow>
            <math:mo math:stretchy="false">∑</math:mo>
            <math:mi>y</math:mi>
          </math:mrow>
          <math:mrow>
            <math:mo math:stretchy="false">∑</math:mo>
            <math:mi>x</math:mi>
          </math:mrow>
          <math:mrow>
            <math:mi>y</math:mi>
            <math:mo math:stretchy="false">−</math:mo>
            <math:mrow>
              <math:msup>
                <math:mo math:stretchy="false">∑</math:mo>
                <math:mn>2</math:mn>
              </math:msup>
              <math:mi>y</math:mi>
            </math:mrow>
          </math:mrow>
          <math:mrow>
            <math:mo math:stretchy="false">∑</math:mo>
            <math:msup>
              <math:mi>y</math:mi>
              <math:mi>,</math:mi>
            </math:msup>
          </math:mrow>
          <math:mi>x</math:mi>
        </math:mrow>
        <math:mrow>
          <math:mi>N</math:mi>
          <math:mrow>
            <math:mo math:stretchy="false">∑</math:mo>
            <math:msup>
              <math:mi>x</math:mi>
              <math:mn>2</math:mn>
            </math:msup>
          </math:mrow>
          <math:mrow>
            <math:mrow>
              <math:mo math:stretchy="false">∑</math:mo>
              <math:msup>
                <math:mi>y</math:mi>
                <math:mn>2</math:mn>
              </math:msup>
            </math:mrow>
            <math:mo math:stretchy="false">+</math:mo>
            <math:mn>2</math:mn>
          </math:mrow>
          <math:mrow>
            <math:mo math:stretchy="false">∑</math:mo>
            <math:mi>x</math:mi>
          </math:mrow>
          <math:mrow>
            <math:mo math:stretchy="false">∑</math:mo>
            <math:mi>y</math:mi>
          </math:mrow>
          <math:mrow>
            <math:mo math:stretchy="false">∑</math:mo>
            <math:mi>x</math:mi>
          </math:mrow>
          <math:mrow>
            <math:mi>y</math:mi>
            <math:mo math:stretchy="false">−</math:mo>
            <math:mi>N</math:mi>
          </math:mrow>
          <math:mrow>
            <math:msup>
              <math:mo math:stretchy="false">∑</math:mo>
              <math:mn>2</math:mn>
            </math:msup>
            <math:mi>x</math:mi>
          </math:mrow>
          <math:mrow>
            <math:mi>y</math:mi>
            <math:mo math:stretchy="false">−</math:mo>
            <math:mrow>
              <math:mo math:stretchy="false">∑</math:mo>
              <math:msup>
                <math:mi>x</math:mi>
                <math:mn>2</math:mn>
              </math:msup>
            </math:mrow>
          </math:mrow>
          <math:mrow>
            <math:mrow>
              <math:msup>
                <math:mo math:stretchy="false">∑</math:mo>
                <math:mn>2</math:mn>
              </math:msup>
              <math:mi>y</math:mi>
            </math:mrow>
            <math:mo math:stretchy="false">−</math:mo>
            <math:mrow>
              <math:msup>
                <math:mo math:stretchy="false">∑</math:mo>
                <math:mn>2</math:mn>
              </math:msup>
              <math:mi>x</math:mi>
            </math:mrow>
          </math:mrow>
          <math:mrow>
            <math:mo math:stretchy="false">∑</math:mo>
            <math:msup>
              <math:mi>y</math:mi>
              <math:mn>2</math:mn>
            </math:msup>
          </math:mrow>
        </math:mrow>
      </math:mfrac>
    </math:mrow>
    <math:annotation math:encoding="StarMath 5.0">d={sum x sum y sum y^, y-N sum x y sum y^, y+N sum y^2 sum y^, x-sum x sum y^, sum y^2+sum y^, sum y sum x y-sum^2 y sum y^, x}over{N sum x^2 sum y^2+2 sum x sum y sum x y-N sum^2 x y-sum x^2 sum^2 y-sum^2 x sum y^2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>e</math:mi>
      <math:mo math:stretchy="false">=</math:mo>
      <math:mfrac>
        <math:mrow>
          <math:mrow>
            <math:msup>
              <math:mo math:stretchy="false">∑</math:mo>
              <math:mn>2</math:mn>
            </math:msup>
            <math:mi>x</math:mi>
          </math:mrow>
          <math:mrow>
            <math:mo math:stretchy="false">∑</math:mo>
            <math:msup>
              <math:mi>y</math:mi>
              <math:mi>,</math:mi>
            </math:msup>
          </math:mrow>
          <math:mrow>
            <math:mi>y</math:mi>
            <math:mo math:stretchy="false">−</math:mo>
            <math:mi>N</math:mi>
          </math:mrow>
          <math:mrow>
            <math:mo math:stretchy="false">∑</math:mo>
            <math:msup>
              <math:mi>x</math:mi>
              <math:mn>2</math:mn>
            </math:msup>
          </math:mrow>
          <math:mrow>
            <math:mo math:stretchy="false">∑</math:mo>
            <math:msup>
              <math:mi>y</math:mi>
              <math:mi>,</math:mi>
            </math:msup>
          </math:mrow>
          <math:mrow>
            <math:mi>y</math:mi>
            <math:mo math:stretchy="false">+</math:mo>
            <math:mi>N</math:mi>
          </math:mrow>
          <math:mrow>
            <math:mo math:stretchy="false">∑</math:mo>
            <math:mi>x</math:mi>
          </math:mrow>
          <math:mi>y</math:mi>
          <math:mrow>
            <math:mo math:stretchy="false">∑</math:mo>
            <math:msup>
              <math:mi>y</math:mi>
              <math:mi>,</math:mi>
            </math:msup>
          </math:mrow>
          <math:mrow>
            <math:mi>x</math:mi>
            <math:mo math:stretchy="false">−</math:mo>
            <math:mrow>
              <math:mo math:stretchy="false">∑</math:mo>
              <math:mi>x</math:mi>
            </math:mrow>
          </math:mrow>
          <math:mrow>
            <math:mo math:stretchy="false">∑</math:mo>
            <math:msup>
              <math:mi>y</math:mi>
              <math:mi>,</math:mi>
            </math:msup>
          </math:mrow>
          <math:mrow>
            <math:mo math:stretchy="false">∑</math:mo>
            <math:mi>x</math:mi>
          </math:mrow>
          <math:mrow>
            <math:mi>y</math:mi>
            <math:mo math:stretchy="false">+</math:mo>
            <math:mrow>
              <math:mo math:stretchy="false">∑</math:mo>
              <math:msup>
                <math:mi>x</math:mi>
                <math:mn>2</math:mn>
              </math:msup>
            </math:mrow>
          </math:mrow>
          <math:mrow>
            <math:mo math:stretchy="false">∑</math:mo>
            <math:msup>
              <math:mi>y</math:mi>
              <math:mi>,</math:mi>
            </math:msup>
          </math:mrow>
          <math:mrow>
            <math:mrow>
              <math:mo math:stretchy="false">∑</math:mo>
              <math:mi>y</math:mi>
            </math:mrow>
            <math:mo math:stretchy="false">−</math:mo>
            <math:mrow>
              <math:mo math:stretchy="false">∑</math:mo>
              <math:mi>x</math:mi>
            </math:mrow>
          </math:mrow>
          <math:mrow>
            <math:mo math:stretchy="false">∑</math:mo>
            <math:mi>y</math:mi>
          </math:mrow>
          <math:mrow>
            <math:mo math:stretchy="false">∑</math:mo>
            <math:mi>x</math:mi>
          </math:mrow>
          <math:msup>
            <math:mi>y</math:mi>
            <math:mi>,</math:mi>
          </math:msup>
        </math:mrow>
        <math:mrow>
          <math:mi>N</math:mi>
          <math:mrow>
            <math:msup>
              <math:mo math:stretchy="false">∑</math:mo>
              <math:mn>2</math:mn>
            </math:msup>
            <math:mi>x</math:mi>
          </math:mrow>
          <math:mrow>
            <math:mi>y</math:mi>
            <math:mo math:stretchy="false">−</math:mo>
            <math:mi>N</math:mi>
          </math:mrow>
          <math:mrow>
            <math:mo math:stretchy="false">∑</math:mo>
            <math:msup>
              <math:mi>x</math:mi>
              <math:mn>2</math:mn>
            </math:msup>
          </math:mrow>
          <math:mrow>
            <math:mrow>
              <math:mo math:stretchy="false">∑</math:mo>
              <math:msup>
                <math:mi>y</math:mi>
                <math:mn>2</math:mn>
              </math:msup>
            </math:mrow>
            <math:mo math:stretchy="false">+</math:mo>
            <math:mrow>
              <math:msup>
                <math:mo math:stretchy="false">∑</math:mo>
                <math:mn>2</math:mn>
              </math:msup>
              <math:mi>x</math:mi>
            </math:mrow>
          </math:mrow>
          <math:mrow>
            <math:mrow>
              <math:mo math:stretchy="false">∑</math:mo>
              <math:msup>
                <math:mi>y</math:mi>
                <math:mn>2</math:mn>
              </math:msup>
            </math:mrow>
            <math:mo math:stretchy="false">+</math:mo>
            <math:mrow>
              <math:mo math:stretchy="false">∑</math:mo>
              <math:msup>
                <math:mi>x</math:mi>
                <math:mn>2</math:mn>
              </math:msup>
            </math:mrow>
          </math:mrow>
          <math:mrow>
            <math:mrow>
              <math:msup>
                <math:mo math:stretchy="false">∑</math:mo>
                <math:mn>2</math:mn>
              </math:msup>
              <math:mi>y</math:mi>
            </math:mrow>
            <math:mo math:stretchy="false">−</math:mo>
            <math:mn>2</math:mn>
          </math:mrow>
          <math:mrow>
            <math:mo math:stretchy="false">∑</math:mo>
            <math:mi>x</math:mi>
          </math:mrow>
          <math:mrow>
            <math:mo math:stretchy="false">∑</math:mo>
            <math:mi>y</math:mi>
          </math:mrow>
          <math:mrow>
            <math:mo math:stretchy="false">∑</math:mo>
            <math:mi>x</math:mi>
          </math:mrow>
          <math:mi>y</math:mi>
        </math:mrow>
      </math:mfrac>
    </math:mrow>
    <math:annotation math:encoding="StarMath 5.0">e ={sum^2 x sum y^, y-N sum x^2 sum y^, y+N sum x y sum y^, x-sum x sum y^, sum x y+sum x^2 sum y^, sum y-sum x sum y sum x y^,} over
{N sum^2 x y-N sum x^2 sum y^2+sum^2 x sum y^2+sum x^2 sum^2 y-2 sum x sum y sum x y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row>
            <math:mo math:stretchy="false">∑</math:mo>
            <math:mi>x</math:mi>
          </math:mrow>
          <math:mrow>
            <math:mo math:stretchy="false">∑</math:mo>
            <math:mi>x</math:mi>
          </math:mrow>
          <math:mi>y</math:mi>
          <math:mrow>
            <math:mo math:stretchy="false">∑</math:mo>
            <math:msup>
              <math:mi>y</math:mi>
              <math:mi>,</math:mi>
            </math:msup>
          </math:mrow>
          <math:mrow>
            <math:mi>y</math:mi>
            <math:mo math:stretchy="false">−</math:mo>
            <math:mrow>
              <math:mo math:stretchy="false">∑</math:mo>
              <math:msup>
                <math:mi>x</math:mi>
                <math:mn>2</math:mn>
              </math:msup>
            </math:mrow>
          </math:mrow>
          <math:mrow>
            <math:mo math:stretchy="false">∑</math:mo>
            <math:mi>y</math:mi>
          </math:mrow>
          <math:mrow>
            <math:mo math:stretchy="false">∑</math:mo>
            <math:msup>
              <math:mi>y</math:mi>
              <math:mi>,</math:mi>
            </math:msup>
          </math:mrow>
          <math:mrow>
            <math:mi>y</math:mi>
            <math:mo math:stretchy="false">+</math:mo>
            <math:mrow>
              <math:mo math:stretchy="false">∑</math:mo>
              <math:mi>y</math:mi>
            </math:mrow>
          </math:mrow>
          <math:mrow>
            <math:mo math:stretchy="false">∑</math:mo>
            <math:msup>
              <math:mi>y</math:mi>
              <math:mi>,</math:mi>
            </math:msup>
          </math:mrow>
          <math:mi>x</math:mi>
          <math:mrow>
            <math:mo math:stretchy="false">∑</math:mo>
            <math:mi>x</math:mi>
          </math:mrow>
          <math:mrow>
            <math:mi>y</math:mi>
            <math:mo math:stretchy="false">−</math:mo>
            <math:mrow>
              <math:mo math:stretchy="false">∑</math:mo>
              <math:msup>
                <math:mi>y</math:mi>
                <math:mi>,</math:mi>
              </math:msup>
            </math:mrow>
          </math:mrow>
          <math:mrow>
            <math:msup>
              <math:mo math:stretchy="false">∑</math:mo>
              <math:mn>2</math:mn>
            </math:msup>
            <math:mi>x</math:mi>
          </math:mrow>
          <math:mrow>
            <math:mi>y</math:mi>
            <math:mo math:stretchy="false">+</math:mo>
            <math:mrow>
              <math:mo math:stretchy="false">∑</math:mo>
              <math:msup>
                <math:mi>x</math:mi>
                <math:mn>2</math:mn>
              </math:msup>
            </math:mrow>
          </math:mrow>
          <math:mrow>
            <math:mo math:stretchy="false">∑</math:mo>
            <math:msup>
              <math:mi>y</math:mi>
              <math:mn>2</math:mn>
            </math:msup>
          </math:mrow>
          <math:mrow>
            <math:mrow>
              <math:mo math:stretchy="false">∑</math:mo>
              <math:msup>
                <math:mi>y</math:mi>
                <math:mi>,</math:mi>
              </math:msup>
            </math:mrow>
            <math:mo math:stretchy="false">−</math:mo>
            <math:mrow>
              <math:mo math:stretchy="false">∑</math:mo>
              <math:mi>x</math:mi>
            </math:mrow>
          </math:mrow>
          <math:mrow>
            <math:mo math:stretchy="false">∑</math:mo>
            <math:msup>
              <math:mi>y</math:mi>
              <math:mn>2</math:mn>
            </math:msup>
          </math:mrow>
          <math:mrow>
            <math:mo math:stretchy="false">∑</math:mo>
            <math:mi>x</math:mi>
          </math:mrow>
          <math:msup>
            <math:mi>y</math:mi>
            <math:mi>,</math:mi>
          </math:msup>
        </math:mrow>
        <math:mrow>
          <math:mn>2</math:mn>
          <math:mrow>
            <math:mo math:stretchy="false">∑</math:mo>
            <math:mi>x</math:mi>
          </math:mrow>
          <math:mrow>
            <math:mo math:stretchy="false">∑</math:mo>
            <math:mi>y</math:mi>
          </math:mrow>
          <math:mrow>
            <math:mo math:stretchy="false">∑</math:mo>
            <math:mi>x</math:mi>
          </math:mrow>
          <math:mrow>
            <math:mi>y</math:mi>
            <math:mo math:stretchy="false">−</math:mo>
            <math:mrow>
              <math:mo math:stretchy="false">∑</math:mo>
              <math:msup>
                <math:mi>x</math:mi>
                <math:mn>2</math:mn>
              </math:msup>
            </math:mrow>
          </math:mrow>
          <math:mrow>
            <math:mrow>
              <math:msup>
                <math:mo math:stretchy="false">∑</math:mo>
                <math:mn>2</math:mn>
              </math:msup>
              <math:mi>y</math:mi>
            </math:mrow>
            <math:mo math:stretchy="false">−</math:mo>
            <math:mrow>
              <math:msup>
                <math:mo math:stretchy="false">∑</math:mo>
                <math:mn>2</math:mn>
              </math:msup>
              <math:mi>x</math:mi>
            </math:mrow>
          </math:mrow>
          <math:mrow>
            <math:mrow>
              <math:mo math:stretchy="false">∑</math:mo>
              <math:msup>
                <math:mi>y</math:mi>
                <math:mn>2</math:mn>
              </math:msup>
            </math:mrow>
            <math:mo math:stretchy="false">−</math:mo>
            <math:mi>N</math:mi>
          </math:mrow>
          <math:mrow>
            <math:msup>
              <math:mo math:stretchy="false">∑</math:mo>
              <math:mn>2</math:mn>
            </math:msup>
            <math:mi>x</math:mi>
          </math:mrow>
          <math:mrow>
            <math:mi>y</math:mi>
            <math:mo math:stretchy="false">+</math:mo>
            <math:mi>N</math:mi>
          </math:mrow>
          <math:mrow>
            <math:mo math:stretchy="false">∑</math:mo>
            <math:msup>
              <math:mi>x</math:mi>
              <math:mn>2</math:mn>
            </math:msup>
          </math:mrow>
          <math:mrow>
            <math:mo math:stretchy="false">∑</math:mo>
            <math:msup>
              <math:mi>y</math:mi>
              <math:mn>2</math:mn>
            </math:msup>
          </math:mrow>
        </math:mrow>
      </math:mfrac>
    </math:mrow>
    <math:annotation math:encoding="StarMath 5.0">f={sum x sum x y sum y^, y-sum x^2 sum y sum y^, y+sum y sum y^, x sum x y-sum y^,sum^2 x y+sum x^2 sum y^2 sum y^,-sum x sum y^2 sum x y^,} over {2 sum x sum y sum x y-sum x^2 sum^2 y-sum^2 x sum y^2-N sum^2 x y+N sum x^2 sum y^2 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fenced math:open="{" math:close="}">
      <math:mrow>
        <math:mtable>
          <math:mtr>
            <math:mrow>
              <math:mo math:stretchy="false">δ</math:mo>
              <math:mrow>
                <math:mi>x</math:mi>
                <math:mo math:stretchy="false">=</math:mo>
                <math:mrow>
                  <math:msup>
                    <math:mi>x</math:mi>
                    <math:mi>,</math:mi>
                  </math:msup>
                  <math:mo math:stretchy="false">−</math:mo>
                  <math:mi>a</math:mi>
                </math:mrow>
              </math:mrow>
              <math:mrow>
                <math:mi>x</math:mi>
                <math:mo math:stretchy="false">−</math:mo>
                <math:mi>b</math:mi>
              </math:mrow>
              <math:mrow>
                <math:mi>y</math:mi>
                <math:mo math:stretchy="false">−</math:mo>
                <math:mi>c</math:mi>
              </math:mrow>
            </math:mrow>
          </math:mtr>
          <math:mtr>
            <math:mrow>
              <math:mo math:stretchy="false">δ</math:mo>
              <math:mrow>
                <math:mi>y</math:mi>
                <math:mo math:stretchy="false">=</math:mo>
                <math:mrow>
                  <math:msup>
                    <math:mi>y</math:mi>
                    <math:mi>,</math:mi>
                  </math:msup>
                  <math:mo math:stretchy="false">−</math:mo>
                  <math:mi>d</math:mi>
                </math:mrow>
              </math:mrow>
              <math:mrow>
                <math:mi>x</math:mi>
                <math:mo math:stretchy="false">−</math:mo>
                <math:mi>e</math:mi>
              </math:mrow>
              <math:mrow>
                <math:mi>y</math:mi>
                <math:mo math:stretchy="false">−</math:mo>
                <math:mi>f</math:mi>
              </math:mrow>
            </math:mrow>
          </math:mtr>
        </math:mtable>
      </math:mrow>
    </math:mfenced>
    <math:annotation math:encoding="StarMath 5.0">left lbrace alignl stack{%delta x=x^,-a x-b y-c#%delta y=y^,-d x-e y-f} right rbrace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fenced math:open="{" math:close="}">
      <math:mrow>
        <math:mtable>
          <math:mtr>
            <math:mrow>
              <math:mrow>
                <math:mo math:stretchy="false">∑</math:mo>
                <math:mo math:stretchy="false">δ</math:mo>
              </math:mrow>
              <math:mrow>
                <math:msup>
                  <math:mi>x</math:mi>
                  <math:mn>2</math:mn>
                </math:msup>
                <math:mo math:stretchy="false">=</math:mo>
                <math:mrow>
                  <math:mrow>
                    <math:mo math:stretchy="false">∑</math:mo>
                    <math:msup>
                      <math:msubsup>
                        <math:mi>x</math:mi>
                        <math:mi>n</math:mi>
                        <math:mi>,</math:mi>
                      </math:msubsup>
                      <math:mn>2</math:mn>
                    </math:msup>
                  </math:mrow>
                  <math:mo math:stretchy="false">+</math:mo>
                  <math:mrow>
                    <math:mo math:stretchy="false">∑</math:mo>
                    <math:msup>
                      <math:mi>a</math:mi>
                      <math:mn>2</math:mn>
                    </math:msup>
                  </math:mrow>
                </math:mrow>
              </math:mrow>
              <math:mrow>
                <math:msubsup>
                  <math:mi>x</math:mi>
                  <math:mi>n</math:mi>
                  <math:mn>2</math:mn>
                </math:msubsup>
                <math:mo math:stretchy="false">+</math:mo>
                <math:mrow>
                  <math:mo math:stretchy="false">∑</math:mo>
                  <math:msup>
                    <math:mi>b</math:mi>
                    <math:mn>2</math:mn>
                  </math:msup>
                </math:mrow>
              </math:mrow>
              <math:mrow>
                <math:mrow>
                  <math:msubsup>
                    <math:mi>y</math:mi>
                    <math:mi>n</math:mi>
                    <math:mn>2</math:mn>
                  </math:msubsup>
                  <math:mo math:stretchy="false">+</math:mo>
                  <math:mrow>
                    <math:mo math:stretchy="false">∑</math:mo>
                    <math:msup>
                      <math:mi>c</math:mi>
                      <math:mn>2</math:mn>
                    </math:msup>
                  </math:mrow>
                </math:mrow>
                <math:mo math:stretchy="false">−</math:mo>
                <math:mn>2</math:mn>
              </math:mrow>
              <math:mrow>
                <math:mo math:stretchy="false">∑</math:mo>
                <math:mi>a</math:mi>
              </math:mrow>
              <math:msubsup>
                <math:mi>x</math:mi>
                <math:mi>n</math:mi>
                <math:mi>,</math:mi>
              </math:msubsup>
              <math:mrow>
                <math:msub>
                  <math:mi>x</math:mi>
                  <math:mi>n</math:mi>
                </math:msub>
                <math:mo math:stretchy="false">−</math:mo>
                <math:mn>2</math:mn>
              </math:mrow>
              <math:mrow>
                <math:mo math:stretchy="false">∑</math:mo>
                <math:mi>b</math:mi>
              </math:mrow>
              <math:msubsup>
                <math:mi>x</math:mi>
                <math:mi>n</math:mi>
                <math:mi>,</math:mi>
              </math:msubsup>
              <math:mrow>
                <math:msub>
                  <math:mi>y</math:mi>
                  <math:mi>n</math:mi>
                </math:msub>
                <math:mo math:stretchy="false">−</math:mo>
                <math:mn>2</math:mn>
              </math:mrow>
              <math:mrow>
                <math:mo math:stretchy="false">∑</math:mo>
                <math:mi>c</math:mi>
              </math:mrow>
              <math:mrow>
                <math:msubsup>
                  <math:mi>x</math:mi>
                  <math:mi>n</math:mi>
                  <math:mi>,</math:mi>
                </math:msubsup>
                <math:mo math:stretchy="false">+</math:mo>
                <math:mn>2</math:mn>
              </math:mrow>
              <math:mrow>
                <math:mo math:stretchy="false">∑</math:mo>
                <math:mi>a</math:mi>
              </math:mrow>
              <math:mi>b</math:mi>
              <math:msub>
                <math:mi>x</math:mi>
                <math:mi>n</math:mi>
              </math:msub>
              <math:mrow>
                <math:msub>
                  <math:mi>y</math:mi>
                  <math:mi>n</math:mi>
                </math:msub>
                <math:mo math:stretchy="false">+</math:mo>
                <math:mn>2</math:mn>
              </math:mrow>
              <math:mrow>
                <math:mo math:stretchy="false">∑</math:mo>
                <math:mi>a</math:mi>
              </math:mrow>
              <math:mi>c</math:mi>
              <math:mrow>
                <math:msub>
                  <math:mi>x</math:mi>
                  <math:mi>n</math:mi>
                </math:msub>
                <math:mo math:stretchy="false">+</math:mo>
                <math:mn>2</math:mn>
              </math:mrow>
              <math:mrow>
                <math:mo math:stretchy="false">∑</math:mo>
                <math:mi>b</math:mi>
              </math:mrow>
              <math:mi>c</math:mi>
              <math:msub>
                <math:mi>y</math:mi>
                <math:mi>n</math:mi>
              </math:msub>
            </math:mrow>
          </math:mtr>
          <math:mtr>
            <math:mrow>
              <math:mrow>
                <math:mo math:stretchy="false">∑</math:mo>
                <math:mo math:stretchy="false">δ</math:mo>
              </math:mrow>
              <math:mrow>
                <math:msubsup>
                  <math:mi>y</math:mi>
                  <math:mi>n</math:mi>
                  <math:mn>2</math:mn>
                </math:msubsup>
                <math:mo math:stretchy="false">=</math:mo>
                <math:mrow>
                  <math:mrow>
                    <math:mo math:stretchy="false">∑</math:mo>
                    <math:msup>
                      <math:msubsup>
                        <math:mi>y</math:mi>
                        <math:mi>n</math:mi>
                        <math:mi>,</math:mi>
                      </math:msubsup>
                      <math:mn>2</math:mn>
                    </math:msup>
                  </math:mrow>
                  <math:mo math:stretchy="false">+</math:mo>
                  <math:mrow>
                    <math:mo math:stretchy="false">∑</math:mo>
                    <math:msup>
                      <math:mi>d</math:mi>
                      <math:mn>2</math:mn>
                    </math:msup>
                  </math:mrow>
                </math:mrow>
              </math:mrow>
              <math:mrow>
                <math:msubsup>
                  <math:mi>x</math:mi>
                  <math:mi>n</math:mi>
                  <math:mn>2</math:mn>
                </math:msubsup>
                <math:mo math:stretchy="false">+</math:mo>
                <math:mrow>
                  <math:mo math:stretchy="false">∑</math:mo>
                  <math:msup>
                    <math:mi>e</math:mi>
                    <math:mn>2</math:mn>
                  </math:msup>
                </math:mrow>
              </math:mrow>
              <math:mrow>
                <math:mrow>
                  <math:msubsup>
                    <math:mi>y</math:mi>
                    <math:mi>n</math:mi>
                    <math:mn>2</math:mn>
                  </math:msubsup>
                  <math:mo math:stretchy="false">+</math:mo>
                  <math:mrow>
                    <math:mo math:stretchy="false">∑</math:mo>
                    <math:msup>
                      <math:mi>f</math:mi>
                      <math:mn>2</math:mn>
                    </math:msup>
                  </math:mrow>
                </math:mrow>
                <math:mo math:stretchy="false">−</math:mo>
                <math:mn>2</math:mn>
              </math:mrow>
              <math:mrow>
                <math:mo math:stretchy="false">∑</math:mo>
                <math:mi>d</math:mi>
              </math:mrow>
              <math:msubsup>
                <math:mi>y</math:mi>
                <math:mi>n</math:mi>
                <math:mi>,</math:mi>
              </math:msubsup>
              <math:mrow>
                <math:msub>
                  <math:mi>x</math:mi>
                  <math:mi>n</math:mi>
                </math:msub>
                <math:mo math:stretchy="false">−</math:mo>
                <math:mn>2</math:mn>
              </math:mrow>
              <math:mrow>
                <math:mo math:stretchy="false">∑</math:mo>
                <math:mi>e</math:mi>
              </math:mrow>
              <math:msubsup>
                <math:mi>y</math:mi>
                <math:mi>n</math:mi>
                <math:mi>,</math:mi>
              </math:msubsup>
              <math:mrow>
                <math:msub>
                  <math:mi>y</math:mi>
                  <math:mi>n</math:mi>
                </math:msub>
                <math:mo math:stretchy="false">−</math:mo>
                <math:mn>2</math:mn>
              </math:mrow>
              <math:mrow>
                <math:mo math:stretchy="false">∑</math:mo>
                <math:mi>f</math:mi>
              </math:mrow>
              <math:mrow>
                <math:msubsup>
                  <math:mi>y</math:mi>
                  <math:mi>n</math:mi>
                  <math:mi>,</math:mi>
                </math:msubsup>
                <math:mo math:stretchy="false">+</math:mo>
                <math:mn>2</math:mn>
              </math:mrow>
              <math:mrow>
                <math:mo math:stretchy="false">∑</math:mo>
                <math:mi>d</math:mi>
              </math:mrow>
              <math:mi>e</math:mi>
              <math:msub>
                <math:mi>x</math:mi>
                <math:mi>n</math:mi>
              </math:msub>
              <math:mrow>
                <math:msub>
                  <math:mi>y</math:mi>
                  <math:mi>n</math:mi>
                </math:msub>
                <math:mo math:stretchy="false">+</math:mo>
                <math:mn>2</math:mn>
              </math:mrow>
              <math:mrow>
                <math:mo math:stretchy="false">∑</math:mo>
                <math:mi>d</math:mi>
              </math:mrow>
              <math:mi>f</math:mi>
              <math:mrow>
                <math:msub>
                  <math:mi>x</math:mi>
                  <math:mi>n</math:mi>
                </math:msub>
                <math:mo math:stretchy="false">+</math:mo>
                <math:mn>2</math:mn>
              </math:mrow>
              <math:mrow>
                <math:mo math:stretchy="false">∑</math:mo>
                <math:mi>e</math:mi>
              </math:mrow>
              <math:mi>f</math:mi>
              <math:msub>
                <math:mi>y</math:mi>
                <math:mi>n</math:mi>
              </math:msub>
            </math:mrow>
          </math:mtr>
        </math:mtable>
      </math:mrow>
    </math:mfenced>
    <math:annotation math:encoding="StarMath 5.0">left lbrace alignl stack{sum %delta x^2=sum {x^,_n}^2+sum a^2 x^2_n+sum b^2 y^2_n+sum c^2-2 sum a x^,_n x_n-2 sum b x^,_n y_n-2 sum c x^,_n+2 sum a b x_n y_n+2 sum a c x_n+2 sum b c y_n#sum %delta y^2_n=sum {y^,_n}^2+sum d^2 x^2_n+sum e^2 y^2_n+sum f^2-2 sum d y^,_n x_n-2 sum e y^,_n y_n-2 sum f y^,_n+2 sum d e x_n y_n+2 sum d f x_n+2 sum e f y_n} right rbrace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fenced math:open="{" math:close="}">
      <math:mrow>
        <math:mtable>
          <math:mtr>
            <math:mrow>
              <math:mrow>
                <math:mo math:stretchy="false">∑</math:mo>
                <math:mo math:stretchy="false">δ</math:mo>
              </math:mrow>
              <math:mrow>
                <math:msup>
                  <math:mi>x</math:mi>
                  <math:mn>2</math:mn>
                </math:msup>
                <math:mo math:stretchy="false">=</math:mo>
                <math:mrow>
                  <math:mo math:stretchy="false">∑</math:mo>
                  <math:msup>
                    <math:mrow>
                      <math:mo math:stretchy="false">(</math:mo>
                      <math:mrow>
                        <math:mrow>
                          <math:msup>
                            <math:mi>x</math:mi>
                            <math:mi>,</math:mi>
                          </math:msup>
                          <math:mo math:stretchy="false">−</math:mo>
                          <math:mi>a</math:mi>
                        </math:mrow>
                        <math:mrow>
                          <math:mi>x</math:mi>
                          <math:mo math:stretchy="false">−</math:mo>
                          <math:mi>b</math:mi>
                        </math:mrow>
                        <math:mrow>
                          <math:mi>y</math:mi>
                          <math:mo math:stretchy="false">−</math:mo>
                          <math:mi>c</math:mi>
                        </math:mrow>
                      </math:mrow>
                      <math:mo math:stretchy="false">)</math:mo>
                    </math:mrow>
                    <math:mn>2</math:mn>
                  </math:msup>
                </math:mrow>
              </math:mrow>
            </math:mrow>
          </math:mtr>
          <math:mtr>
            <math:mrow>
              <math:mrow>
                <math:mo math:stretchy="false">∑</math:mo>
                <math:mo math:stretchy="false">δ</math:mo>
              </math:mrow>
              <math:mrow>
                <math:msup>
                  <math:mi>y</math:mi>
                  <math:mn>2</math:mn>
                </math:msup>
                <math:mo math:stretchy="false">=</math:mo>
                <math:mrow>
                  <math:mo math:stretchy="false">∑</math:mo>
                  <math:msup>
                    <math:mrow>
                      <math:mo math:stretchy="false">(</math:mo>
                      <math:mrow>
                        <math:mrow>
                          <math:msup>
                            <math:mi>y</math:mi>
                            <math:mi>,</math:mi>
                          </math:msup>
                          <math:mo math:stretchy="false">−</math:mo>
                          <math:mi>d</math:mi>
                        </math:mrow>
                        <math:mrow>
                          <math:mi>x</math:mi>
                          <math:mo math:stretchy="false">−</math:mo>
                          <math:mi>e</math:mi>
                        </math:mrow>
                        <math:mrow>
                          <math:mi>y</math:mi>
                          <math:mo math:stretchy="false">−</math:mo>
                          <math:mi>f</math:mi>
                        </math:mrow>
                      </math:mrow>
                      <math:mo math:stretchy="false">)</math:mo>
                    </math:mrow>
                    <math:mn>2</math:mn>
                  </math:msup>
                </math:mrow>
              </math:mrow>
            </math:mrow>
          </math:mtr>
        </math:mtable>
      </math:mrow>
    </math:mfenced>
    <math:annotation math:encoding="StarMath 5.0">left lbrace alignl stack{sum %delta x^2=sum (x^,-a x-b y-c)^2#sum %delta y^2=sum (y^,-d x-e y-f)^2} right rbrace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row>
              <math:mfrac>
                <math:mrow>
                  <math:mi>d</math:mi>
                  <math:mrow>
                    <math:mo math:stretchy="false">∑</math:mo>
                    <math:mo math:stretchy="false">δ</math:mo>
                  </math:mrow>
                  <math:msubsup>
                    <math:mi>x</math:mi>
                    <math:mi>n</math:mi>
                    <math:mn>2</math:mn>
                  </math:msubsup>
                </math:mrow>
                <math:mrow>
                  <math:mi math:fontstyle="italic">da</math:mi>
                </math:mrow>
              </math:mfrac>
              <math:mo math:stretchy="false">=</math:mo>
              <math:mn>2a</math:mn>
            </math:mrow>
            <math:mrow>
              <math:mrow>
                <math:mo math:stretchy="false">∑</math:mo>
                <math:msubsup>
                  <math:mi>x</math:mi>
                  <math:mi>n</math:mi>
                  <math:mn>2</math:mn>
                </math:msubsup>
              </math:mrow>
              <math:mo math:stretchy="false">−</math:mo>
              <math:mn>2</math:mn>
            </math:mrow>
            <math:mrow>
              <math:mo math:stretchy="false">∑</math:mo>
              <math:msubsup>
                <math:mi>x</math:mi>
                <math:mi>n</math:mi>
                <math:mi>,</math:mi>
              </math:msubsup>
            </math:mrow>
            <math:mrow>
              <math:msub>
                <math:mi>x</math:mi>
                <math:mi>n</math:mi>
              </math:msub>
              <math:mo math:stretchy="false">+</math:mo>
              <math:mn>2b</math:mn>
            </math:mrow>
            <math:mrow>
              <math:mo math:stretchy="false">∑</math:mo>
              <math:msub>
                <math:mi>x</math:mi>
                <math:mi>n</math:mi>
              </math:msub>
            </math:mrow>
            <math:mrow>
              <math:msub>
                <math:mi>y</math:mi>
                <math:mi>n</math:mi>
              </math:msub>
              <math:mo math:stretchy="false">+</math:mo>
              <math:mn>2c</math:mn>
            </math:mrow>
            <math:mrow>
              <math:mo math:stretchy="false">∑</math:mo>
              <math:msub>
                <math:mi>x</math:mi>
                <math:mi>n</math:mi>
              </math:msub>
            </math:mrow>
          </math:mrow>
        </math:mtr>
        <math:mtr>
          <math:mrow>
            <math:mrow>
              <math:mfrac>
                <math:mrow>
                  <math:mi>d</math:mi>
                  <math:mrow>
                    <math:mo math:stretchy="false">∑</math:mo>
                    <math:mo math:stretchy="false">δ</math:mo>
                  </math:mrow>
                  <math:msubsup>
                    <math:mi>x</math:mi>
                    <math:mi>n</math:mi>
                    <math:mn>2</math:mn>
                  </math:msubsup>
                </math:mrow>
                <math:mrow>
                  <math:mi math:fontstyle="italic">db</math:mi>
                </math:mrow>
              </math:mfrac>
              <math:mo math:stretchy="false">=</math:mo>
              <math:mn>2b</math:mn>
            </math:mrow>
            <math:mrow>
              <math:mrow>
                <math:mo math:stretchy="false">∑</math:mo>
                <math:msubsup>
                  <math:mi>y</math:mi>
                  <math:mi>n</math:mi>
                  <math:mn>2</math:mn>
                </math:msubsup>
              </math:mrow>
              <math:mo math:stretchy="false">−</math:mo>
              <math:mn>2</math:mn>
            </math:mrow>
            <math:mrow>
              <math:mo math:stretchy="false">∑</math:mo>
              <math:msubsup>
                <math:mi>x</math:mi>
                <math:mi>n</math:mi>
                <math:mi>,</math:mi>
              </math:msubsup>
            </math:mrow>
            <math:mrow>
              <math:msub>
                <math:mi>y</math:mi>
                <math:mi>n</math:mi>
              </math:msub>
              <math:mo math:stretchy="false">+</math:mo>
              <math:mn>2a</math:mn>
            </math:mrow>
            <math:mrow>
              <math:mo math:stretchy="false">∑</math:mo>
              <math:msub>
                <math:mi>x</math:mi>
                <math:mi>n</math:mi>
              </math:msub>
            </math:mrow>
            <math:mrow>
              <math:msub>
                <math:mi>y</math:mi>
                <math:mi>n</math:mi>
              </math:msub>
              <math:mo math:stretchy="false">+</math:mo>
              <math:mn>2c</math:mn>
            </math:mrow>
            <math:mrow>
              <math:mo math:stretchy="false">∑</math:mo>
              <math:msub>
                <math:mi>y</math:mi>
                <math:mi>n</math:mi>
              </math:msub>
            </math:mrow>
          </math:mrow>
        </math:mtr>
        <math:mtr>
          <math:mrow>
            <math:mrow>
              <math:mfrac>
                <math:mrow>
                  <math:mi>d</math:mi>
                  <math:mrow>
                    <math:mo math:stretchy="false">∑</math:mo>
                    <math:mo math:stretchy="false">δ</math:mo>
                  </math:mrow>
                  <math:msubsup>
                    <math:mi>x</math:mi>
                    <math:mi>n</math:mi>
                    <math:mn>2</math:mn>
                  </math:msubsup>
                </math:mrow>
                <math:mrow>
                  <math:mi math:fontstyle="italic">dc</math:mi>
                </math:mrow>
              </math:mfrac>
              <math:mo math:stretchy="false">=</math:mo>
              <math:mrow>
                <math:mn>2Nc</math:mn>
                <math:mo math:stretchy="false">−</math:mo>
                <math:mn>2</math:mn>
              </math:mrow>
            </math:mrow>
            <math:mrow>
              <math:mrow>
                <math:mo math:stretchy="false">∑</math:mo>
                <math:msubsup>
                  <math:mi>x</math:mi>
                  <math:mi>n</math:mi>
                  <math:mi>,</math:mi>
                </math:msubsup>
              </math:mrow>
              <math:mo math:stretchy="false">+</math:mo>
              <math:mn>2a</math:mn>
            </math:mrow>
            <math:mrow>
              <math:mrow>
                <math:mo math:stretchy="false">∑</math:mo>
                <math:msub>
                  <math:mi>x</math:mi>
                  <math:mi>n</math:mi>
                </math:msub>
              </math:mrow>
              <math:mo math:stretchy="false">+</math:mo>
              <math:mn>2b</math:mn>
            </math:mrow>
            <math:mrow>
              <math:mo math:stretchy="false">∑</math:mo>
              <math:msub>
                <math:mi>y</math:mi>
                <math:mi>n</math:mi>
              </math:msub>
            </math:mrow>
          </math:mrow>
        </math:mtr>
        <math:mtr>
          <math:mrow>
            <math:mrow>
              <math:mfrac>
                <math:mrow>
                  <math:mi>d</math:mi>
                  <math:mrow>
                    <math:mo math:stretchy="false">∑</math:mo>
                    <math:mo math:stretchy="false">δ</math:mo>
                  </math:mrow>
                  <math:msubsup>
                    <math:mi>x</math:mi>
                    <math:mi>n</math:mi>
                    <math:mn>2</math:mn>
                  </math:msubsup>
                </math:mrow>
                <math:mrow>
                  <math:mi math:fontstyle="italic">dd</math:mi>
                </math:mrow>
              </math:mfrac>
              <math:mo math:stretchy="false">=</math:mo>
              <math:mn>2d</math:mn>
            </math:mrow>
            <math:mrow>
              <math:mrow>
                <math:mo math:stretchy="false">∑</math:mo>
                <math:msubsup>
                  <math:mi>x</math:mi>
                  <math:mi>n</math:mi>
                  <math:mn>2</math:mn>
                </math:msubsup>
              </math:mrow>
              <math:mo math:stretchy="false">−</math:mo>
              <math:mn>2</math:mn>
            </math:mrow>
            <math:mrow>
              <math:mo math:stretchy="false">∑</math:mo>
              <math:msubsup>
                <math:mi>y</math:mi>
                <math:mi>n</math:mi>
                <math:mi>,</math:mi>
              </math:msubsup>
            </math:mrow>
            <math:mrow>
              <math:msub>
                <math:mi>x</math:mi>
                <math:mi>n</math:mi>
              </math:msub>
              <math:mo math:stretchy="false">+</math:mo>
              <math:mn>2</math:mn>
            </math:mrow>
            <math:mi>e</math:mi>
            <math:mrow>
              <math:mo math:stretchy="false">∑</math:mo>
              <math:msub>
                <math:mi>x</math:mi>
                <math:mi>n</math:mi>
              </math:msub>
            </math:mrow>
            <math:mrow>
              <math:msub>
                <math:mi>y</math:mi>
                <math:mi>n</math:mi>
              </math:msub>
              <math:mo math:stretchy="false">+</math:mo>
              <math:mn>2f</math:mn>
            </math:mrow>
            <math:mrow>
              <math:mo math:stretchy="false">∑</math:mo>
              <math:msub>
                <math:mi>x</math:mi>
                <math:mi>n</math:mi>
              </math:msub>
            </math:mrow>
          </math:mrow>
        </math:mtr>
        <math:mtr>
          <math:mrow>
            <math:mrow>
              <math:mfrac>
                <math:mrow>
                  <math:mi>d</math:mi>
                  <math:mrow>
                    <math:mo math:stretchy="false">∑</math:mo>
                    <math:mo math:stretchy="false">δ</math:mo>
                  </math:mrow>
                  <math:msubsup>
                    <math:mi>x</math:mi>
                    <math:mi>n</math:mi>
                    <math:mn>2</math:mn>
                  </math:msubsup>
                </math:mrow>
                <math:mrow>
                  <math:mi math:fontstyle="italic">de</math:mi>
                </math:mrow>
              </math:mfrac>
              <math:mo math:stretchy="false">=</math:mo>
              <math:mn>2</math:mn>
            </math:mrow>
            <math:mi>e</math:mi>
            <math:mrow>
              <math:mrow>
                <math:mo math:stretchy="false">∑</math:mo>
                <math:msubsup>
                  <math:mi>y</math:mi>
                  <math:mi>n</math:mi>
                  <math:mn>2</math:mn>
                </math:msubsup>
              </math:mrow>
              <math:mo math:stretchy="false">−</math:mo>
              <math:mn>2</math:mn>
            </math:mrow>
            <math:mrow>
              <math:mo math:stretchy="false">∑</math:mo>
              <math:msubsup>
                <math:mi>y</math:mi>
                <math:mi>n</math:mi>
                <math:mi>,</math:mi>
              </math:msubsup>
            </math:mrow>
            <math:mrow>
              <math:msub>
                <math:mi>y</math:mi>
                <math:mi>n</math:mi>
              </math:msub>
              <math:mo math:stretchy="false">+</math:mo>
              <math:mn>2d</math:mn>
            </math:mrow>
            <math:mrow>
              <math:mo math:stretchy="false">∑</math:mo>
              <math:msub>
                <math:mi>x</math:mi>
                <math:mi>n</math:mi>
              </math:msub>
            </math:mrow>
            <math:mrow>
              <math:msub>
                <math:mi>y</math:mi>
                <math:mi>n</math:mi>
              </math:msub>
              <math:mo math:stretchy="false">+</math:mo>
              <math:mn>2f</math:mn>
            </math:mrow>
            <math:mrow>
              <math:mo math:stretchy="false">∑</math:mo>
              <math:msub>
                <math:mi>y</math:mi>
                <math:mi>n</math:mi>
              </math:msub>
            </math:mrow>
          </math:mrow>
        </math:mtr>
        <math:mtr>
          <math:mrow>
            <math:mrow>
              <math:mfrac>
                <math:mrow>
                  <math:mi>d</math:mi>
                  <math:mrow>
                    <math:mo math:stretchy="false">∑</math:mo>
                    <math:mo math:stretchy="false">δ</math:mo>
                  </math:mrow>
                  <math:msubsup>
                    <math:mi>x</math:mi>
                    <math:mi>n</math:mi>
                    <math:mn>2</math:mn>
                  </math:msubsup>
                </math:mrow>
                <math:mrow>
                  <math:mi math:fontstyle="italic">df</math:mi>
                </math:mrow>
              </math:mfrac>
              <math:mo math:stretchy="false">=</math:mo>
              <math:mrow>
                <math:mn>2Nf</math:mn>
                <math:mo math:stretchy="false">−</math:mo>
                <math:mn>2</math:mn>
              </math:mrow>
            </math:mrow>
            <math:mrow>
              <math:mrow>
                <math:mo math:stretchy="false">∑</math:mo>
                <math:msubsup>
                  <math:mi>y</math:mi>
                  <math:mi>n</math:mi>
                  <math:mi>,</math:mi>
                </math:msubsup>
              </math:mrow>
              <math:mo math:stretchy="false">+</math:mo>
              <math:mn>2d</math:mn>
            </math:mrow>
            <math:mrow>
              <math:mrow>
                <math:mo math:stretchy="false">∑</math:mo>
                <math:msub>
                  <math:mi>x</math:mi>
                  <math:mi>n</math:mi>
                </math:msub>
              </math:mrow>
              <math:mo math:stretchy="false">+</math:mo>
              <math:mn>2</math:mn>
            </math:mrow>
            <math:mi>e</math:mi>
            <math:mrow>
              <math:mo math:stretchy="false">∑</math:mo>
              <math:msub>
                <math:mi>y</math:mi>
                <math:mi>n</math:mi>
              </math:msub>
            </math:mrow>
          </math:mrow>
        </math:mtr>
      </math:mtable>
    </math:mrow>
    <math:annotation math:encoding="StarMath 5.0">alignl stack {{d sum %delta x^2_n} over {alignc da}=2a sum x^2_n-2 sum x^,_n x_n+2b sum x_n y_n+2c sum x_n#{d sum %delta x^2_n} over {alignc db}=2b sum y^2_n-2 sum x^,_n y_n+2a sum x_n y_n+2c sum y_n#{d sum %delta x^2_n} over {alignc dc}=2Nc-2 sum x^,_n+2a sum x_n+2b sum y_n#{d sum %delta x^2_n} over {alignc dd}=2d sum x^2_n-2 sum y^,_n x_n+2e sum x_n y_n+2f sum x_n#{d sum %delta x^2_n} over {alignc de}=2e sum y^2_n-2 sum y^,_n y_n+2d sum x_n y_n+2f sum y_n#{d sum %delta x^2_n} over {alignc df}=2Nf-2 sum y^,_n+2d sum x_n+2e sum y_n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a</math:mi>
            <math:mrow>
              <math:mo math:stretchy="false">∑</math:mo>
              <math:msubsup>
                <math:mi>x</math:mi>
                <math:mi>n</math:mi>
                <math:mn>2</math:mn>
              </math:msubsup>
            </math:mrow>
            <math:mrow>
              <math:mi/>
              <math:mo math:stretchy="false">+</math:mo>
              <math:mi>b</math:mi>
            </math:mrow>
            <math:mrow>
              <math:mo math:stretchy="false">∑</math:mo>
              <math:msub>
                <math:mi>x</math:mi>
                <math:mi>n</math:mi>
              </math:msub>
            </math:mrow>
            <math:mrow>
              <math:msub>
                <math:mi>y</math:mi>
                <math:mi>n</math:mi>
              </math:msub>
              <math:mo math:stretchy="false">+</math:mo>
              <math:mi>c</math:mi>
            </math:mrow>
            <math:mrow>
              <math:mrow>
                <math:mo math:stretchy="false">∑</math:mo>
                <math:msub>
                  <math:mi>x</math:mi>
                  <math:mi>n</math:mi>
                </math:msub>
              </math:mrow>
              <math:mo math:stretchy="false">−</math:mo>
              <math:mrow>
                <math:mo math:stretchy="false">∑</math:mo>
                <math:msubsup>
                  <math:mi>x</math:mi>
                  <math:mi>n</math:mi>
                  <math:mi>,</math:mi>
                </math:msubsup>
              </math:mrow>
            </math:mrow>
            <math:mrow>
              <math:msub>
                <math:mi>x</math:mi>
                <math:mi>n</math:mi>
              </math:msub>
              <math:mo math:stretchy="false">=</math:mo>
              <math:mn>0</math:mn>
            </math:mrow>
            <math:mi/>
            <math:mrow>
              <math:mo math:stretchy="false">(</math:mo>
              <math:mn>1</math:mn>
              <math:mo math:stretchy="false">)</math:mo>
            </math:mrow>
          </math:mrow>
        </math:mtr>
        <math:mtr>
          <math:mrow>
            <math:mi>a</math:mi>
            <math:mrow>
              <math:mo math:stretchy="false">∑</math:mo>
              <math:msub>
                <math:mi>x</math:mi>
                <math:mi>n</math:mi>
              </math:msub>
            </math:mrow>
            <math:mrow>
              <math:msub>
                <math:mi>y</math:mi>
                <math:mi>n</math:mi>
              </math:msub>
              <math:mo math:stretchy="false">+</math:mo>
              <math:mi>b</math:mi>
            </math:mrow>
            <math:mrow>
              <math:mo math:stretchy="false">∑</math:mo>
              <math:msubsup>
                <math:mi>y</math:mi>
                <math:mi>n</math:mi>
                <math:mn>2</math:mn>
              </math:msubsup>
            </math:mrow>
            <math:mrow>
              <math:mi/>
              <math:mo math:stretchy="false">+</math:mo>
              <math:mi>c</math:mi>
            </math:mrow>
            <math:mrow>
              <math:mrow>
                <math:mo math:stretchy="false">∑</math:mo>
                <math:msub>
                  <math:mi>y</math:mi>
                  <math:mi>n</math:mi>
                </math:msub>
              </math:mrow>
              <math:mo math:stretchy="false">−</math:mo>
              <math:mrow>
                <math:mo math:stretchy="false">∑</math:mo>
                <math:msubsup>
                  <math:mi>x</math:mi>
                  <math:mi>n</math:mi>
                  <math:mi>,</math:mi>
                </math:msubsup>
              </math:mrow>
            </math:mrow>
            <math:mrow>
              <math:msub>
                <math:mi>y</math:mi>
                <math:mi>n</math:mi>
              </math:msub>
              <math:mo math:stretchy="false">=</math:mo>
              <math:mn>0</math:mn>
            </math:mrow>
            <math:mi/>
            <math:mrow>
              <math:mo math:stretchy="false">(</math:mo>
              <math:mn>2</math:mn>
              <math:mo math:stretchy="false">)</math:mo>
            </math:mrow>
          </math:mrow>
        </math:mtr>
        <math:mtr>
          <math:mrow>
            <math:mi>a</math:mi>
            <math:mrow>
              <math:mo math:stretchy="false">∑</math:mo>
              <math:msub>
                <math:mi>x</math:mi>
                <math:mi>n</math:mi>
              </math:msub>
            </math:mrow>
            <math:mrow>
              <math:mi/>
              <math:mo math:stretchy="false">+</math:mo>
              <math:mi>b</math:mi>
            </math:mrow>
            <math:mrow>
              <math:mo math:stretchy="false">∑</math:mo>
              <math:msub>
                <math:mi>y</math:mi>
                <math:mi>n</math:mi>
              </math:msub>
            </math:mrow>
            <math:mrow>
              <math:mi/>
              <math:mo math:stretchy="false">+</math:mo>
              <math:mi>c</math:mi>
            </math:mrow>
            <math:mi>N</math:mi>
            <math:mrow>
              <math:mi/>
              <math:mo math:stretchy="false">−</math:mo>
              <math:mrow>
                <math:mo math:stretchy="false">∑</math:mo>
                <math:msubsup>
                  <math:mi>x</math:mi>
                  <math:mi>n</math:mi>
                  <math:mi>,</math:mi>
                </math:msubsup>
              </math:mrow>
            </math:mrow>
            <math:mrow>
              <math:mi/>
              <math:mo math:stretchy="false">=</math:mo>
              <math:mn>0</math:mn>
            </math:mrow>
            <math:mi/>
            <math:mrow>
              <math:mo math:stretchy="false">(</math:mo>
              <math:mn>3</math:mn>
              <math:mo math:stretchy="false">)</math:mo>
            </math:mrow>
          </math:mrow>
        </math:mtr>
        <math:mtr>
          <math:mrow>
            <math:mi>d</math:mi>
            <math:mrow>
              <math:mo math:stretchy="false">∑</math:mo>
              <math:msubsup>
                <math:mi>x</math:mi>
                <math:mi>n</math:mi>
                <math:mn>2</math:mn>
              </math:msubsup>
            </math:mrow>
            <math:mrow>
              <math:mi/>
              <math:mo math:stretchy="false">+</math:mo>
              <math:mi>e</math:mi>
            </math:mrow>
            <math:mrow>
              <math:mo math:stretchy="false">∑</math:mo>
              <math:msub>
                <math:mi>x</math:mi>
                <math:mi>n</math:mi>
              </math:msub>
            </math:mrow>
            <math:mrow>
              <math:msub>
                <math:mi>y</math:mi>
                <math:mi>n</math:mi>
              </math:msub>
              <math:mo math:stretchy="false">+</math:mo>
              <math:mi>f</math:mi>
            </math:mrow>
            <math:mrow>
              <math:mrow>
                <math:mo math:stretchy="false">∑</math:mo>
                <math:msub>
                  <math:mi>x</math:mi>
                  <math:mi>n</math:mi>
                </math:msub>
              </math:mrow>
              <math:mo math:stretchy="false">−</math:mo>
              <math:mrow>
                <math:mo math:stretchy="false">∑</math:mo>
                <math:msubsup>
                  <math:mi>y</math:mi>
                  <math:mi>n</math:mi>
                  <math:mi>,</math:mi>
                </math:msubsup>
              </math:mrow>
            </math:mrow>
            <math:mrow>
              <math:msub>
                <math:mi>x</math:mi>
                <math:mi>n</math:mi>
              </math:msub>
              <math:mo math:stretchy="false">=</math:mo>
              <math:mn>0</math:mn>
            </math:mrow>
            <math:mi/>
            <math:mrow>
              <math:mo math:stretchy="false">(</math:mo>
              <math:mn>4</math:mn>
              <math:mo math:stretchy="false">)</math:mo>
            </math:mrow>
          </math:mrow>
        </math:mtr>
        <math:mtr>
          <math:mrow>
            <math:mi>d</math:mi>
            <math:mrow>
              <math:mo math:stretchy="false">∑</math:mo>
              <math:msub>
                <math:mi>x</math:mi>
                <math:mi>n</math:mi>
              </math:msub>
            </math:mrow>
            <math:mrow>
              <math:msub>
                <math:mi>y</math:mi>
                <math:mi>n</math:mi>
              </math:msub>
              <math:mo math:stretchy="false">+</math:mo>
              <math:mi>e</math:mi>
            </math:mrow>
            <math:mrow>
              <math:mo math:stretchy="false">∑</math:mo>
              <math:msubsup>
                <math:mi>y</math:mi>
                <math:mi>n</math:mi>
                <math:mn>2</math:mn>
              </math:msubsup>
            </math:mrow>
            <math:mrow>
              <math:mi/>
              <math:mo math:stretchy="false">+</math:mo>
              <math:mi>f</math:mi>
            </math:mrow>
            <math:mrow>
              <math:mrow>
                <math:mo math:stretchy="false">∑</math:mo>
                <math:msub>
                  <math:mi>y</math:mi>
                  <math:mi>n</math:mi>
                </math:msub>
              </math:mrow>
              <math:mo math:stretchy="false">−</math:mo>
              <math:mrow>
                <math:mo math:stretchy="false">∑</math:mo>
                <math:msubsup>
                  <math:mi>y</math:mi>
                  <math:mi>n</math:mi>
                  <math:mi>,</math:mi>
                </math:msubsup>
              </math:mrow>
            </math:mrow>
            <math:mrow>
              <math:msub>
                <math:mi>y</math:mi>
                <math:mi>n</math:mi>
              </math:msub>
              <math:mo math:stretchy="false">=</math:mo>
              <math:mn>0</math:mn>
            </math:mrow>
            <math:mi/>
            <math:mrow>
              <math:mo math:stretchy="false">(</math:mo>
              <math:mn>5</math:mn>
              <math:mo math:stretchy="false">)</math:mo>
            </math:mrow>
          </math:mrow>
        </math:mtr>
        <math:mtr>
          <math:mrow>
            <math:mi>d</math:mi>
            <math:mrow>
              <math:mo math:stretchy="false">∑</math:mo>
              <math:msub>
                <math:mi>x</math:mi>
                <math:mi>n</math:mi>
              </math:msub>
            </math:mrow>
            <math:mrow>
              <math:mi/>
              <math:mo math:stretchy="false">+</math:mo>
              <math:mi>e</math:mi>
            </math:mrow>
            <math:mrow>
              <math:mo math:stretchy="false">∑</math:mo>
              <math:msub>
                <math:mi>y</math:mi>
                <math:mi>n</math:mi>
              </math:msub>
            </math:mrow>
            <math:mrow>
              <math:mi/>
              <math:mo math:stretchy="false">+</math:mo>
              <math:mi>f</math:mi>
            </math:mrow>
            <math:mi>N</math:mi>
            <math:mrow>
              <math:mi/>
              <math:mo math:stretchy="false">−</math:mo>
              <math:mrow>
                <math:mo math:stretchy="false">∑</math:mo>
                <math:msubsup>
                  <math:mi>y</math:mi>
                  <math:mi>n</math:mi>
                  <math:mi>,</math:mi>
                </math:msubsup>
              </math:mrow>
            </math:mrow>
            <math:mrow>
              <math:mi/>
              <math:mo math:stretchy="false">=</math:mo>
              <math:mn>0</math:mn>
            </math:mrow>
            <math:mi/>
            <math:mrow>
              <math:mo math:stretchy="false">(</math:mo>
              <math:mn>6</math:mn>
              <math:mo math:stretchy="false">)</math:mo>
            </math:mrow>
          </math:mrow>
        </math:mtr>
      </math:mtable>
    </math:mrow>
    <math:annotation math:encoding="StarMath 5.0">alignl stack {a sum x^2_n~~+b sum x_n y_n+c sum x_n-sum x^,_n x_n=0~~(1)#a sum x_n y_n+b sum y^2_n~~+c sum y_n-sum x^,_n y_n=0~~(2)#a sum x_n~~+b sum y_n~~+c N~~~~-sum x^,_n~~=0~~(3)#d sum x^2_n~~+e sum x_n y_n+f sum x_n-sum y^,_n x_n=0~~(4)#d sum x_n y_n+e sum y^2_n~~+f sum y_n-sum y^,_n y_n=0~~(5)#d sum x_n~~+e sum y_n~~+f N~~~~-sum y^,_n~~=0~~(6)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o math:stretchy="false">∑</math:mo>
            <math:msup>
              <math:mi>y</math:mi>
              <math:mn>2</math:mn>
            </math:msup>
          </math:mrow>
          <math:mo math:stretchy="false">⋅</math:mo>
          <math:mrow>
            <math:mo math:stretchy="false">(</math:mo>
            <math:mn>1</math:mn>
            <math:mo math:stretchy="false">)</math:mo>
          </math:mrow>
        </math:mrow>
        <math:mo math:stretchy="false">−</math:mo>
        <math:mrow>
          <math:mo math:stretchy="false">∑</math:mo>
          <math:mi>x</math:mi>
        </math:mrow>
      </math:mrow>
      <math:mrow>
        <math:mi>y</math:mi>
        <math:mo math:stretchy="false">⋅</math:mo>
        <math:mrow>
          <math:mo math:stretchy="false">(</math:mo>
          <math:mn>2</math:mn>
          <math:mo math:stretchy="false">)</math:mo>
        </math:mrow>
      </math:mrow>
    </math:mrow>
    <math:annotation math:encoding="StarMath 5.0">sum y^2 cdot (1)-sum x y cdot (2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a</math:mi>
            <math:mrow>
              <math:mo math:stretchy="false">∑</math:mo>
              <math:msup>
                <math:mi>x</math:mi>
                <math:mn>2</math:mn>
              </math:msup>
            </math:mrow>
            <math:mrow>
              <math:mrow>
                <math:mrow>
                  <math:mo math:stretchy="false">∑</math:mo>
                  <math:msup>
                    <math:mi>y</math:mi>
                    <math:mn>2</math:mn>
                  </math:msup>
                </math:mrow>
                <math:mo math:stretchy="false">+</math:mo>
                <math:mrow>
                  <math:mi>b</math:mi>
                  <math:mrow>
                    <math:mo math:stretchy="false">∑</math:mo>
                    <math:mi>x</math:mi>
                  </math:mrow>
                  <math:mi>y</math:mi>
                  <math:mrow>
                    <math:mo math:stretchy="false">∑</math:mo>
                    <math:msup>
                      <math:mi>y</math:mi>
                      <math:mn>2</math:mn>
                    </math:msup>
                  </math:mrow>
                </math:mrow>
              </math:mrow>
              <math:mo math:stretchy="false">+</math:mo>
              <math:mi>c</math:mi>
            </math:mrow>
            <math:mrow>
              <math:mo math:stretchy="false">∑</math:mo>
              <math:mi>x</math:mi>
            </math:mrow>
            <math:mrow>
              <math:mrow>
                <math:mo math:stretchy="false">∑</math:mo>
                <math:msup>
                  <math:mi>y</math:mi>
                  <math:mn>2</math:mn>
                </math:msup>
              </math:mrow>
              <math:mo math:stretchy="false">−</math:mo>
              <math:mrow>
                <math:mo math:stretchy="false">∑</math:mo>
                <math:msup>
                  <math:mi>x</math:mi>
                  <math:mi>,</math:mi>
                </math:msup>
              </math:mrow>
            </math:mrow>
            <math:mi>x</math:mi>
            <math:mrow>
              <math:mrow>
                <math:mo math:stretchy="false">∑</math:mo>
                <math:msup>
                  <math:mi>y</math:mi>
                  <math:mn>2</math:mn>
                </math:msup>
              </math:mrow>
              <math:mo math:stretchy="false">−</math:mo>
              <math:mi>a</math:mi>
            </math:mrow>
            <math:mrow>
              <math:msup>
                <math:mo math:stretchy="false">∑</math:mo>
                <math:mn>2</math:mn>
              </math:msup>
              <math:mi>x</math:mi>
            </math:mrow>
            <math:mrow>
              <math:mrow>
                <math:mi>y</math:mi>
                <math:mo math:stretchy="false">−</math:mo>
                <math:mrow>
                  <math:mi>b</math:mi>
                  <math:mrow>
                    <math:mo math:stretchy="false">∑</math:mo>
                    <math:msup>
                      <math:mi>y</math:mi>
                      <math:mn>2</math:mn>
                    </math:msup>
                  </math:mrow>
                  <math:mrow>
                    <math:mo math:stretchy="false">∑</math:mo>
                    <math:mi>x</math:mi>
                  </math:mrow>
                  <math:mi>y</math:mi>
                </math:mrow>
              </math:mrow>
              <math:mo math:stretchy="false">−</math:mo>
              <math:mi>c</math:mi>
            </math:mrow>
            <math:mrow>
              <math:mo math:stretchy="false">∑</math:mo>
              <math:mi>x</math:mi>
            </math:mrow>
            <math:mi>y</math:mi>
            <math:mrow>
              <math:mrow>
                <math:mo math:stretchy="false">∑</math:mo>
                <math:mi>y</math:mi>
              </math:mrow>
              <math:mo math:stretchy="false">+</math:mo>
              <math:mrow>
                <math:mo math:stretchy="false">∑</math:mo>
                <math:mi math:fontstyle="italic">xy</math:mi>
              </math:mrow>
            </math:mrow>
            <math:mrow>
              <math:mo math:stretchy="false">∑</math:mo>
              <math:msup>
                <math:mi>x</math:mi>
                <math:mi>,</math:mi>
              </math:msup>
            </math:mrow>
            <math:mrow>
              <math:mi>y</math:mi>
              <math:mo math:stretchy="false">=</math:mo>
              <math:mn>0</math:mn>
            </math:mrow>
          </math:mrow>
        </math:mrow>
      </math:mtr>
      <math:mtr>
        <math:mrow>
          <math:mrow>
            <math:mi>a</math:mi>
            <math:mrow>
              <math:mfenced math:open="" math:close="">
                <math:mrow>
                  <math:mrow>
                    <math:mo math:stretchy="false">∑</math:mo>
                    <math:msup>
                      <math:mi>x</math:mi>
                      <math:mn>2</math:mn>
                    </math:msup>
                  </math:mrow>
                  <math:mrow>
                    <math:mrow>
                      <math:mo math:stretchy="false">∑</math:mo>
                      <math:msup>
                        <math:mi>y</math:mi>
                        <math:mn>2</math:mn>
                      </math:msup>
                    </math:mrow>
                    <math:mo math:stretchy="false">−</math:mo>
                    <math:mrow>
                      <math:msup>
                        <math:mo math:stretchy="false">∑</math:mo>
                        <math:mn>2</math:mn>
                      </math:msup>
                      <math:mi>x</math:mi>
                    </math:mrow>
                  </math:mrow>
                  <math:mi>y</math:mi>
                </math:mrow>
              </math:mfenced>
              <math:mo math:stretchy="false">+</math:mo>
              <math:mi>c</math:mi>
            </math:mrow>
            <math:mrow>
              <math:mfenced math:open="" math:close="">
                <math:mrow>
                  <math:mrow>
                    <math:mo math:stretchy="false">∑</math:mo>
                    <math:mi>x</math:mi>
                  </math:mrow>
                  <math:mrow>
                    <math:mrow>
                      <math:mo math:stretchy="false">∑</math:mo>
                      <math:msup>
                        <math:mi>y</math:mi>
                        <math:mn>2</math:mn>
                      </math:msup>
                    </math:mrow>
                    <math:mo math:stretchy="false">−</math:mo>
                    <math:mrow>
                      <math:mo math:stretchy="false">∑</math:mo>
                      <math:mi>x</math:mi>
                    </math:mrow>
                  </math:mrow>
                  <math:mi>y</math:mi>
                  <math:mrow>
                    <math:mo math:stretchy="false">∑</math:mo>
                    <math:mi>y</math:mi>
                  </math:mrow>
                </math:mrow>
              </math:mfenced>
              <math:mo math:stretchy="false">+</math:mo>
              <math:mrow>
                <math:mo math:stretchy="false">∑</math:mo>
                <math:mi>x</math:mi>
              </math:mrow>
            </math:mrow>
            <math:mi>y</math:mi>
            <math:mrow>
              <math:mo math:stretchy="false">∑</math:mo>
              <math:msup>
                <math:mi>x</math:mi>
                <math:mi>,</math:mi>
              </math:msup>
            </math:mrow>
            <math:mrow>
              <math:mi>y</math:mi>
              <math:mo math:stretchy="false">−</math:mo>
              <math:mrow>
                <math:mo math:stretchy="false">∑</math:mo>
                <math:msup>
                  <math:mi>x</math:mi>
                  <math:mi>,</math:mi>
                </math:msup>
              </math:mrow>
            </math:mrow>
            <math:mi>x</math:mi>
            <math:mrow>
              <math:mrow>
                <math:mo math:stretchy="false">∑</math:mo>
                <math:msup>
                  <math:mi>y</math:mi>
                  <math:mn>2</math:mn>
                </math:msup>
              </math:mrow>
              <math:mo math:stretchy="false">=</math:mo>
              <math:mn>0</math:mn>
            </math:mrow>
          </math:mrow>
        </math:mrow>
      </math:mtr>
    </math:mtable>
    <math:annotation math:encoding="StarMath 5.0">alignl a sum x^2 sum y^2+overstrike {b sum x y sum y^2}+c sum x sum y^2-sum x^,x sum y^2-a sum^2 x y-overstrike{b sum y^2 sum x y}-c sum x y sum y+sum xy sum x^,y=0 newline
alignl a left ( sum x^2 sum y^2-sum^2 x y right )+c left ( sum x sum y^2-sum x y sum y right )+sum x y sum x^,y-sum x^,x sum y^2=0</math:annotation>
  </math:semantics>
</math:math>
</file>